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54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91.81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37.76pt"/>
    </style:style>
    <style:style style:name="co7" style:family="table-column">
      <style:table-column-properties fo:break-before="auto" style:column-width="146.44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225.44pt"/>
    </style:style>
    <style:style style:name="co10" style:family="table-column">
      <style:table-column-properties fo:break-before="auto" style:column-width="221.41pt"/>
    </style:style>
    <style:style style:name="co11" style:family="table-column">
      <style:table-column-properties fo:break-before="auto" style:column-width="58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4]))&gt;0)" style:apply-style-name="ConditionalStyle_5f_1" style:base-cell-address="Dashboard.C104"/>
    </style:style>
    <style:style style:name="ce33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42" style:family="table-cell" style:parent-style-name="Default" style:data-style-name="N12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 style:data-style-name="N129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4]))&gt;0)" style:apply-style-name="ConditionalStyle_5f_1" style:base-cell-address="Dashboard.C104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  <style:map style:condition="is-true-formula(LEN(TRIM([.C104]))&gt;0)" style:apply-style-name="ConditionalStyle_5f_1" style:base-cell-address="Dashboard.C104"/>
    </style:style>
    <style:style style:name="ce5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4]))&gt;0)" style:apply-style-name="ConditionalStyle_5f_1" style:base-cell-address="Dashboard.C104"/>
    </style:style>
    <style:style style:name="ce6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76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1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85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9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9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0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0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0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6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7" style:family="table-cell" style:parent-style-name="Default" style:data-style-name="N12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4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38761d"/>
    </style:style>
    <style:style style:name="T5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990000"/>
    </style:style>
    <style:style style:name="T6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7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8" style:family="text">
      <style:text-properties style:font-name="Alegreya Sans" style:font-weight-complex="normal" style:font-weight-asian="normal" style:font-size-complex="12pt" style:font-size-asian="12pt" style:font-name-complex="Alegreya Sans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9" style:family="text">
      <style:text-properties fo:font-style="normal" style:font-weight-complex="normal" style:font-weight-asian="normal" style:font-size-complex="10pt" style:font-size-asian="10pt" style:font-name-complex="Roboto Mono" fo:text-shadow="none" fo:font-weight="normal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/>
    </style:style>
    <style:style style:name="T10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asian="bold" fo:font-weight="bold" style:font-weight-complex="bold"/>
    </style:style>
    <style:style style:name="T11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complex="normal" fo:font-weight="normal" style:font-weight-asian="normal"/>
    </style:style>
    <style:style style:name="T12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bold" style:font-weight-asian="bold" style:font-weight-complex="bold"/>
    </style:style>
    <style:style style:name="T13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normal" style:font-weight-complex="normal" style:font-weight-asian="normal"/>
    </style:style>
    <style:style style:name="T14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complex="bold" style:font-weight-asian="bold" fo:font-weight="bold"/>
    </style:style>
    <style:style style:name="T15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normal" style:font-weight-asian="normal" style:font-weight-complex="normal"/>
    </style:style>
    <style:style style:name="T16" style:family="text">
      <style:text-properties style:font-style-complex="normal" fo:color="#000000" fo:text-shadow="none" style:font-style-asian="normal" style:font-weight-complex="normal" style:font-weight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weight="normal" fo:font-size="10pt" style:font-name="Roboto Mono" style:text-position="0% 100%"/>
    </style:style>
    <style:style style:name="T17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style:font-weight-complex="bold" fo:font-weight="bold" style:font-weight-asian="bold"/>
    </style:style>
    <style:style style:name="T18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fo:font-weight="normal" style:font-weight-asian="normal" style:font-weight-complex="normal"/>
    </style:style>
    <style:style style:name="T19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fo:font-weight="bold" style:font-weight-asian="bold" style:font-weight-complex="bold"/>
    </style:style>
    <style:style style:name="T20" style:family="text">
      <style:text-properties fo:color="#000000" style:font-name="Roboto Mono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0pt" style:font-size-complex="10pt" style:font-weight-asian="normal" style:font-weight-complex="normal" style:font-style-asian="normal" style:font-style-complex="normal"/>
    </style:style>
    <style:style style:name="T21" style:family="text">
      <style:text-properties fo:color="#000000" style:font-name="Roboto Mono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Roboto Mono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5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6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9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 text:c="2"/></text:p>
          </table:table-cell>
          <table:covered-table-cell table:number-columns-repeated="2" table:style-name="ce17"/>
          <table:table-cell table:style-name="ce33" office:value-type="string" calcext:value-type="string" table:number-columns-spanned="6" table:number-rows-spanned="1">
            <text:p>Category-specific data</text:p>
          </table:table-cell>
          <table:covered-table-cell table:number-columns-repeated="5" table:style-name="ce17"/>
          <table:table-cell table:style-name="ce66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18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8"/>
          <table:table-cell table:style-name="ce59" office:value-type="string" calcext:value-type="string">
            <text:p>Re-Organized</text:p>
          </table:table-cell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Position</text:p>
          </table:table-cell>
          <table:table-cell table:style-name="ce26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" office:value-type="string" calcext:value-type="string">
            <text:p><text:span text:style-name="T26">2008-2022</text:span></text:p>
          </table:table-cell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Income</text:p>
          </table:table-cell>
          <table:table-cell table:style-name="ce34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60" office:value-type="string" calcext:value-type="string">
            <text:p>2008-2022</text:p>
          </table:table-cell>
          <table:table-cell table:style-name="ce67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Cash Flow</text:p>
          </table:table-cell>
          <table:table-cell table:style-name="ce34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61" office:value-type="string" calcext:value-type="string">
            <text:p>not yet</text:p>
          </table:table-cell>
          <table:table-cell table:style-name="ce68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4"/>
          <table:table-cell table:style-name="ce7"/>
          <table:table-cell table:style-name="ce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19"/>
          <table:table-cell table:style-name="ce25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5" table:number-rows-spanned="1">
            <text:p><text:span text:style-name="T3"> </text:span><text:span text:style-name="T4">2010 2011 2012 2013 2014 </text:span><text:span text:style-name="T5">2015</text:span><text:span text:style-name="T4"> 2016 2017 2018 2019 2020 2021 2022</text:span></text:p>
          </table:table-cell>
          <table:covered-table-cell table:number-columns-repeated="4"/>
          <table:table-cell table:style-name="ce54"/>
          <table:table-cell table:style-name="ce23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6" office:value-type="string" calcext:value-type="string" table:number-columns-spanned="5" table:number-rows-spanned="1">
            <text:p>2010 2011 2012 2013 2014 2015 2016 2017 2018 2019 2020</text:p>
          </table:table-cell>
          <table:covered-table-cell table:number-columns-repeated="4"/>
          <table:table-cell table:style-name="ce54"/>
          <table:table-cell table:style-name="ce23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20" office:value-type="string" calcext:value-type="string">
            <text:p>Tax year</text:p>
            <text:p>(YE 30 Jun)</text:p>
          </table:table-cell>
          <table:table-cell table:style-name="ce27" office:value-type="string" calcext:value-type="string">
            <text:p>Borrower</text:p>
          </table:table-cell>
          <table:table-cell table:style-name="ce35" office:value-type="string" calcext:value-type="string">
            <text:p>School(s)</text:p>
          </table:table-cell>
          <table:table-cell table:style-name="ce27" office:value-type="string" calcext:value-type="string">
            <text:p>Lender/Terms</text:p>
          </table:table-cell>
          <table:table-cell table:style-name="ce27" office:value-type="string" calcext:value-type="string">
            <text:p>Forgiven</text:p>
          </table:table-cell>
          <table:table-cell table:style-name="ce35" office:value-type="string" calcext:value-type="string">
            <text:p>Status</text:p>
          </table:table-cell>
          <table:table-cell table:style-name="ce35" office:value-type="string" calcext:value-type="string">
            <text:p>Location in Financial Statement</text:p>
            <text:p>[YE/page]</text:p>
          </table:table-cell>
          <table:table-cell table:style-name="ce20" office:value-type="string" calcext:value-type="string">
            <text:p>Notes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5M @ 5.0%</text:p>
          </table:table-cell>
          <table:table-cell table:style-name="ce10"/>
          <table:table-cell table:style-name="ce10" office:value-type="string" calcext:value-type="string">
            <text:p><text:span text:style-name="T2">7 years interest-only</text:span></text:p>
            <text:p><text:span text:style-name="T23">(</text:span><text:span text:style-name="T24">then balloon?</text:span><text:span text:style-name="T25">)</text:span></text:p>
            <text:p><text:span text:style-name="T2">Paid off with Series 2015 bonds</text:span></text:p>
          </table:table-cell>
          <table:table-cell table:style-name="ce28" office:value-type="string" calcext:value-type="string">
            <text:p>2009/11, 2010/11, 2011/15, 2012/16. 2013/17, 2014/13, 2015/13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700K @ 5.25%</text:p>
          </table:table-cell>
          <table:table-cell table:style-name="ce10"/>
          <table:table-cell table:style-name="ce1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28" office:value-type="string" calcext:value-type="string">
            <text:p>2009/11, 2010/11, 2011/15, 2012/16, 2013/17, 2014/13, 2015/13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10" office:value-type="string" calcext:value-type="string">
            <text:p>CDFI</text:p>
            <text:p>$6.8M @5.5%</text:p>
          </table:table-cell>
          <table:table-cell table:style-name="ce10"/>
          <table:table-cell table:style-name="ce10" office:value-type="string" calcext:value-type="string">
            <text:p>7 years</text:p>
            <text:p>Paid off Aug 2015</text:p>
          </table:table-cell>
          <table:table-cell table:style-name="ce28" office:value-type="string" calcext:value-type="string">
            <text:p>2009/11, 2010/12, 2011/115,16, 2012/17, 2013/17, 2014/13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2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E Revolving Loan</text:p>
            <text:p>$200K @ 5%</text:p>
          </table:table-cell>
          <table:table-cell table:style-name="ce10"/>
          <table:table-cell table:style-name="ce51" office:value-type="date" office:date-value="2014-06-30" calcext:value-type="date">
            <text:p>30 Jun 2014</text:p>
          </table:table-cell>
          <table:table-cell table:style-name="ce28" office:value-type="string" calcext:value-type="string">
            <text:p>2009/12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SP</text:p>
          </table:table-cell>
          <table:table-cell table:style-name="ce22" office:value-type="string" calcext:value-type="string">
            <text:p>RSSP </text:p>
            <text:p>Sí Si Puede</text:p>
          </table:table-cell>
          <table:table-cell table:style-name="ce10" office:value-type="string" calcext:value-type="string">
            <text:p>CDE Revolving Loan</text:p>
            <text:p>$200K @ 1.47%</text:p>
          </table:table-cell>
          <table:table-cell table:style-name="ce10"/>
          <table:table-cell table:style-name="ce51" office:value-type="date" office:date-value="2015-06-30" calcext:value-type="date">
            <text:p>30 Jun 2015</text:p>
          </table:table-cell>
          <table:table-cell table:style-name="ce28" office:value-type="string" calcext:value-type="string">
            <text:p>2009/12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2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CSA Growth Loan</text:p>
            <text:p>$325K @ 6.5%</text:p>
          </table:table-cell>
          <table:table-cell table:style-name="ce10"/>
          <table:table-cell table:style-name="ce10" office:value-type="string" calcext:value-type="string">
            <text:p>Paid off 2010</text:p>
          </table:table-cell>
          <table:table-cell table:style-name="ce28" office:value-type="string" calcext:value-type="string">
            <text:p>2009/12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, later RSN</text:p>
          </table:table-cell>
          <table:table-cell table:style-name="ce7"/>
          <table:table-cell table:style-name="ce1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10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1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28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ommercial line of credit</text:p>
            <text:p>Up to $1M @ [varies with LIBOR or prime]</text:p>
          </table:table-cell>
          <table:table-cell table:style-name="ce10"/>
          <table:table-cell table:style-name="ce10" office:value-type="string" calcext:value-type="string">
            <text:p>ends 30 Nov 2009</text:p>
          </table:table-cell>
          <table:table-cell table:style-name="ce28" office:value-type="string" calcext:value-type="string">
            <text:p>2009/13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3 loans)</text:p>
            <text:p>$458K @ 0.54%-3.94%</text:p>
          </table:table-cell>
          <table:table-cell table:style-name="ce10" table:number-columns-repeated="2"/>
          <table:table-cell table:style-name="ce28" office:value-type="string" calcext:value-type="string">
            <text:p>2010/11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Walton</text:p>
            <text:p>$1.5M @ 4.0%</text:p>
          </table:table-cell>
          <table:table-cell table:style-name="ce10" office:value-type="string" calcext:value-type="string">
            <text:p>$1.5M + interest</text:p>
          </table:table-cell>
          <table:table-cell table:style-name="ce10" office:value-type="string" calcext:value-type="string">
            <text:p>Paid off Jun 2013</text:p>
          </table:table-cell>
          <table:table-cell table:style-name="ce28" office:value-type="string" calcext:value-type="string">
            <text:p>2010/13, 2011/14, 2012/15, 2013/15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10" office:value-type="string" calcext:value-type="string">
            <text:p>Self Help New Markets V</text:p>
            <text:p>$6.48M j@ 6.41%</text:p>
          </table:table-cell>
          <table:table-cell table:style-name="ce10"/>
          <table:table-cell table:style-name="ce10" office:value-type="string" calcext:value-type="string">
            <text:p>amortized over 25 years</text:p>
            <text:p>paid off by 19 Apr 2017</text:p>
          </table:table-cell>
          <table:table-cell table:style-name="ce28" office:value-type="string" calcext:value-type="string">
            <text:p>2010/13, 2011/16, 2012/17, 2013/17-18, 2014/13, 2015/13, 2016/12-13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1" calcext:value-type="float">
            <text:p>2011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</text:p>
            <text:p>$325K @ 0.38%</text:p>
          </table:table-cell>
          <table:table-cell table:style-name="ce10" table:number-columns-repeated="2"/>
          <table:table-cell table:style-name="ce28" office:value-type="string" calcext:value-type="string">
            <text:p>2011/15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Charter School Growth Fund</text:p>
            <text:p>$3.5M @ 4.0%</text:p>
          </table:table-cell>
          <table:table-cell table:style-name="ce10"/>
          <table:table-cell table:style-name="ce52" office:value-type="date" office:date-value="2014-06-01" calcext:value-type="date">
            <text:p>June 2014</text:p>
          </table:table-cell>
          <table:table-cell table:style-name="ce28" office:value-type="string" calcext:value-type="string">
            <text:p>2011/16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5M</text:p>
          </table:table-cell>
          <table:table-cell table:style-name="ce10"/>
          <table:table-cell table:style-name="ce52"/>
          <table:table-cell table:style-name="ce28" office:value-type="string" calcext:value-type="string">
            <text:p>2011/16</text:p>
          </table:table-cell>
          <table:table-cell table:style-name="ce8" office:value-type="string" calcext:value-type="string">
            <text:p>Senior note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0M</text:p>
          </table:table-cell>
          <table:table-cell table:style-name="ce10"/>
          <table:table-cell table:style-name="ce52"/>
          <table:table-cell table:style-name="ce28" office:value-type="string" calcext:value-type="string">
            <text:p>2011/17</text:p>
          </table:table-cell>
          <table:table-cell table:style-name="ce8" office:value-type="string" calcext:value-type="string">
            <text:p>Junior note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2" calcext:value-type="float">
            <text:p>2012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A bond</text:p>
            <text:p>$9.6M @ 8.5%-9%</text:p>
          </table:table-cell>
          <table:table-cell table:style-name="ce10"/>
          <table:table-cell table:style-name="ce10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28" office:value-type="string" calcext:value-type="string">
            <text:p>2011/17, 2012/17, 2013/18, 2014/13-14, 2015/13, 2016/13, 2017/13, 2018/12, 2019/15, 2020/15, 2021/15, 2022/15</text:p>
          </table:table-cell>
          <table:table-cell table:style-name="ce8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B bond</text:p>
            <text:p>$515K @ (8.5%-9%?)</text:p>
          </table:table-cell>
          <table:table-cell table:style-name="ce10"/>
          <table:table-cell table:style-name="ce52" office:value-type="date" office:date-value="2018-12-01" calcext:value-type="date">
            <text:p>December 2018</text:p>
          </table:table-cell>
          <table:table-cell table:style-name="ce28" office:value-type="string" calcext:value-type="string">
            <text:p>2011/17, 2012/17, 2013/18, 2014/13-14, 2015/13, 2016/13, 2017/13, 2018/12, 2019/15, 2020/15, 2021/15, 2022/15</text:p>
          </table:table-cell>
          <table:table-cell table:style-name="ce8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10" office:value-type="string" calcext:value-type="string">
            <text:p><text:span text:style-name="T2">Low Income Investment Fund Sub-CDE VIII Loan (3 loans)</text:span></text:p>
            <text:p><text:span text:style-name="T7">$9.975M @ </text:span><text:span text:style-name="T22">???%</text:span></text:p>
          </table:table-cell>
          <table:table-cell table:style-name="ce10"/>
          <table:table-cell table:style-name="ce1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28" office:value-type="string" calcext:value-type="string">
            <text:p>2011/17, 2012/18, 2013/18-19, 2014/14, 2015/14, 2016/13, 2017/13. 2018/12-13</text:p>
          </table:table-cell>
          <table:table-cell table:style-name="ce8" office:value-type="string" calcext:value-type="string">
            <text:p><text:span text:style-name="T2">New Markets Tax Credit Program;</text:span></text:p>
            <text:p><text:span text:style-name="T27">"subordinateds debt provided by Launchpad of $560K" (???)</text:span></text:p>
          </table:table-cell>
          <table:table-cell table:style-name="ce54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SGF</text:p>
            <text:p>$3.4M @ 3.25%</text:p>
          </table:table-cell>
          <table:table-cell table:style-name="ce10" office:value-type="string" calcext:value-type="string">
            <text:p>$2.35M + intersest, </text:p>
            <text:p>i.e. all but $300K.</text:p>
          </table:table-cell>
          <table:table-cell table:style-name="ce53" office:value-type="date" office:date-value="2017-06-30" calcext:value-type="date">
            <text:p>Jun 2017</text:p>
          </table:table-cell>
          <table:table-cell table:style-name="ce28" office:value-type="string" calcext:value-type="string">
            <text:p>2012/15, 2013/15, 2015/14</text:p>
          </table:table-cell>
          <table:table-cell table:style-name="ce8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harter School Growth Fund</text:p>
            <text:p>$1M @ 4.0%</text:p>
          </table:table-cell>
          <table:table-cell table:style-name="ce10"/>
          <table:table-cell table:style-name="ce53" office:value-type="date" office:date-value="2013-10-01" calcext:value-type="date">
            <text:p>Oct 2013</text:p>
          </table:table-cell>
          <table:table-cell table:style-name="ce28" office:value-type="string" calcext:value-type="string">
            <text:p>2012/16, 2015/14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5 loans)</text:p>
            <text:p>$510K @ 0.38%-3.43%</text:p>
          </table:table-cell>
          <table:table-cell table:style-name="ce10" table:number-columns-repeated="2"/>
          <table:table-cell table:style-name="ce28" office:value-type="string" calcext:value-type="string">
            <text:p><text:s/></text:p>
          </table:table-cell>
          <table:table-cell table:style-name="ce49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6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1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10" office:value-type="string" calcext:value-type="string">
            <text:p>$105,540 used and turned into a grant <text:s/>in Jun 2016 </text:p>
          </table:table-cell>
          <table:table-cell table:style-name="ce10" office:value-type="string" calcext:value-type="string">
            <text:p>To be repaid when permanent financing is avaliable or by 01 Sep 2013.</text:p>
          </table:table-cell>
          <table:table-cell table:style-name="ce28" office:value-type="string" calcext:value-type="string">
            <text:p>2012/18, 2013/19, 2014/14, 2015/15, 2016/14</text:p>
          </table:table-cell>
          <table:table-cell table:style-name="ce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Local Initiatives Support Corp. (LISC)</text:p>
            <text:p>$625,478 @ 6%</text:p>
          </table:table-cell>
          <table:table-cell table:style-name="ce10"/>
          <table:table-cell table:style-name="ce10" office:value-type="string" calcext:value-type="string">
            <text:p>To be repaid when permanent financing is avaliable or by 01 Apr 2013.</text:p>
          </table:table-cell>
          <table:table-cell table:style-name="ce28" office:value-type="string" calcext:value-type="string">
            <text:p>2012/19, 2014/15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$1.971M @ 4%</text:p>
          </table:table-cell>
          <table:table-cell table:style-name="ce10"/>
          <table:table-cell table:style-name="ce53" office:value-type="date" office:date-value="2014-03-01" calcext:value-type="date">
            <text:p>Mar 2014</text:p>
          </table:table-cell>
          <table:table-cell table:style-name="ce28" office:value-type="string" calcext:value-type="string">
            <text:p>2012/19, 2013/20</text:p>
          </table:table-cell>
          <table:table-cell table:style-name="ce8" office:value-type="string" calcext:value-type="string">
            <text:p>RSN issues Promissory Note to LLC8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Bank of America</text:p>
            <text:p>$6M @ LIBOR +0.290%</text:p>
          </table:table-cell>
          <table:table-cell table:style-name="ce10"/>
          <table:table-cell table:style-name="ce10" office:value-type="string" calcext:value-type="string">
            <text:p>$1.848M outstanding as of June 2012</text:p>
          </table:table-cell>
          <table:table-cell table:style-name="ce28" office:value-type="string" calcext:value-type="string">
            <text:p>2012/19, 2013/20</text:p>
          </table:table-cell>
          <table:table-cell table:style-name="ce8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10"/>
          <table:table-cell table:style-name="ce10" office:value-type="string" calcext:value-type="string">
            <text:p>2012A: Jun 2042</text:p>
            <text:p>2012B: Jun 2016</text:p>
          </table:table-cell>
          <table:table-cell table:style-name="ce28" office:value-type="string" calcext:value-type="string">
            <text:p>2012/19,27-28, 2013/20, 2014/15, 2015/15, 2016/14, 2017/13, 2018/13, 2019/15, 2020/15, 2021/15, 2022/15</text:p>
          </table:table-cell>
          <table:table-cell table:style-name="ce8" office:value-type="string" calcext:value-type="string">
            <text:p>"In June 2020, Series 2012A experienced a maturity of $165K."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2" office:value-type="string" calcext:value-type="string">
            <text:p>Charter School Growth Fund</text:p>
            <text:p>$125K @ 1.0%</text:p>
          </table:table-cell>
          <table:table-cell table:style-name="ce10"/>
          <table:table-cell table:style-name="ce53" office:value-type="date" office:date-value="2019-06-01" calcext:value-type="date">
            <text:p>Jun 2019</text:p>
          </table:table-cell>
          <table:table-cell table:style-name="ce28" office:value-type="string" calcext:value-type="string">
            <text:p>2013/15, 2014/11, 2015/12, 2016/12, 2017/12, 2018/12, 2019/14</text:p>
          </table:table-cell>
          <table:table-cell table:style-name="ce8" office:value-type="string" calcext:value-type="string">
            <text:p>School Startup Subordinated Loan Agreement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12" office:value-type="string" calcext:value-type="string">
            <text:p>$1M @ 4.0%</text:p>
          </table:table-cell>
          <table:table-cell table:style-name="ce10"/>
          <table:table-cell table:style-name="ce53" office:value-type="date" office:date-value="2013-10-01" calcext:value-type="date">
            <text:p>Oct 2013</text:p>
          </table:table-cell>
          <table:table-cell table:style-name="ce28" office:value-type="string" calcext:value-type="string">
            <text:p>2013/16</text:p>
          </table:table-cell>
          <table:table-cell table:style-name="ce8" office:value-type="string" calcext:value-type="string">
            <text:p>Subordinated Load Agreement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6 loans)</text:p>
            <text:p>$987.5K @ 0.38%-3.43%</text:p>
          </table:table-cell>
          <table:table-cell table:style-name="ce10" table:number-columns-repeated="2"/>
          <table:table-cell table:style-name="ce28" office:value-type="string" calcext:value-type="string">
            <text:p>2013/16</text:p>
          </table:table-cell>
          <table:table-cell table:style-name="ce49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6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CSGF</text:p>
            <text:p>$500K @ 1.0%</text:p>
          </table:table-cell>
          <table:table-cell table:style-name="ce10" office:value-type="string" calcext:value-type="string">
            <text:p>To be forgiven</text:p>
          </table:table-cell>
          <table:table-cell table:style-name="ce10"/>
          <table:table-cell table:style-name="ce28" office:value-type="string" calcext:value-type="string">
            <text:p>2014/11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10" office:value-type="string" calcext:value-type="string">
            <text:p>CSGF Revolving Facilities Loan</text:p>
            <text:p>$7M @ 3.75%</text:p>
          </table:table-cell>
          <table:table-cell table:style-name="ce10"/>
          <table:table-cell table:style-name="ce52" office:value-type="date" office:date-value="2014-07-01" calcext:value-type="date">
            <text:p>July 2014</text:p>
          </table:table-cell>
          <table:table-cell table:style-name="ce28" office:value-type="string" calcext:value-type="string">
            <text:p>2014/12</text:p>
          </table:table-cell>
          <table:table-cell table:style-name="ce8" office:value-type="string" calcext:value-type="string">
            <text:p>Repaid in full in one month!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10" office:value-type="string" calcext:value-type="string">
            <text:p>CSFA Revolving Loan</text:p>
            <text:p> @ 0.22% - 1.47%</text:p>
          </table:table-cell>
          <table:table-cell table:style-name="ce10"/>
          <table:table-cell table:style-name="ce10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28" office:value-type="string" calcext:value-type="string">
            <text:p>2014/12, 2015/12, 2016/12. 2017/12, 2018/12, 2019/15, 2020/15, 2021/14, 2022/15</text:p>
          </table:table-cell>
          <table:table-cell table:style-name="ce8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1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10"/>
          <table:table-cell table:style-name="ce10" office:value-type="string" calcext:value-type="string">
            <text:p>Series 2014A: Jun 2018, 2024, 2035</text:p>
            <text:p>Series 2014B: Jun 2016</text:p>
          </table:table-cell>
          <table:table-cell table:style-name="ce28" office:value-type="string" calcext:value-type="string">
            <text:p>2014/15, 2015/15. 2016/14, 2017/14, 2018/13, 2019/15-16, 2020/16, 2021/15, 2022/16</text:p>
          </table:table-cell>
          <table:table-cell table:style-name="ce8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10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10" office:value-type="string" calcext:value-type="string">
            <text:p>Each school $100K @ 1.0%</text:p>
          </table:table-cell>
          <table:table-cell table:style-name="ce10"/>
          <table:table-cell table:style-name="ce1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28" office:value-type="string" calcext:value-type="string">
            <text:p>2015/12, 2016/12, 2017/12, 2018/12, 2019/14, 2020/14, 2021/14, 2022/15</text:p>
          </table:table-cell>
          <table:table-cell table:style-name="ce8" office:value-type="string" calcext:value-type="string">
            <text:p>"In June 2021, Series 2014A Bond experienced a principal maturity of $480K.%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6">an unnamed new school</text:span></text:p>
          </table:table-cell>
          <table:table-cell table:style-name="ce10" office:value-type="string" calcext:value-type="string">
            <text:p>CSGF</text:p>
            <text:p>3 x $100K = $300K @1.0%</text:p>
          </table:table-cell>
          <table:table-cell table:style-name="ce10"/>
          <table:table-cell table:style-name="ce10" office:value-type="string" calcext:value-type="string">
            <text:p>Due: Jun 2021</text:p>
            <text:p>2020: Changed to: Jun 2022</text:p>
            <text:p>2022: Paid off</text:p>
          </table:table-cell>
          <table:table-cell table:style-name="ce28" office:value-type="string" calcext:value-type="string">
            <text:p>2016/12, 2017/12, 2018/12, 2019/15, 2020/15, 2021/14, 2022/15</text:p>
          </table:table-cell>
          <table:table-cell table:style-name="ce8" office:value-type="string" calcext:value-type="string">
            <text:p><text:span text:style-name="T23">2017: </text:span><text:span text:style-name="T28">unamed new school</text:span><text:span text:style-name="T29"> → RPP Rocketship Partners Community Prep (TN)</text:span>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10" office:value-type="string" calcext:value-type="string">
            <text:p>CSGF Revolving Facilities Loan</text:p>
            <text:p>$2.7M @ 3.75%</text:p>
          </table:table-cell>
          <table:table-cell table:style-name="ce10"/>
          <table:table-cell table:style-name="ce10" office:value-type="string" calcext:value-type="string">
            <text:p>Repaid in full: Feb 2016</text:p>
          </table:table-cell>
          <table:table-cell table:style-name="ce28" office:value-type="string" calcext:value-type="string">
            <text:p>2016/12</text:p>
          </table:table-cell>
          <table:table-cell table:style-name="ce8" office:value-type="string" calcext:value-type="string">
            <text:p>Interim financing; was repaid in 5 months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10" office:value-type="string" calcext:value-type="string">
            <text:p>Series 2015A $6.135M @ 4.25%</text:p>
            <text:p>Series 2015B    $250K @ 4.25%</text:p>
          </table:table-cell>
          <table:table-cell table:style-name="ce10"/>
          <table:table-cell table:style-name="ce10" office:value-type="string" calcext:value-type="string">
            <text:p>Series 2015A: Mar 2028</text:p>
            <text:p>Series 2015B: Jun 2016</text:p>
          </table:table-cell>
          <table:table-cell table:style-name="ce28" office:value-type="string" calcext:value-type="string">
            <text:p>2016/15, 2017/14, 2018/13, 2019/16, 2020/16, 2021/15-16, 2022/16</text:p>
          </table:table-cell>
          <table:table-cell table:style-name="ce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54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" office:value-type="string" calcext:value-type="string">
            <text:p>Series 2016A $28.080M @ 4.25% </text:p>
            <text:p>Series 2016B $525K @ 4.25%</text:p>
          </table:table-cell>
          <table:table-cell table:style-name="ce10"/>
          <table:table-cell table:style-name="ce10" office:value-type="string" calcext:value-type="string">
            <text:p>Series 2016A: Mar 2046 </text:p>
            <text:p>Series 2016B: Jun 2018</text:p>
          </table:table-cell>
          <table:table-cell table:style-name="ce28" office:value-type="string" calcext:value-type="string">
            <text:p>2016/15, 2017/15, 2018/15, 2019/16, 2020/16, 2021/16</text:p>
          </table:table-cell>
          <table:table-cell table:style-name="ce12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7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10" office:value-type="string" calcext:value-type="string">
            <text:p>To be forgiven if outcomes are met prior to 31 Dec 2019.</text:p>
          </table:table-cell>
          <table:table-cell table:style-name="ce51" office:value-type="date" office:date-value="2022-12-31" calcext:value-type="date">
            <text:p>31 Dec 2022</text:p>
          </table:table-cell>
          <table:table-cell table:style-name="ce28" office:value-type="string" calcext:value-type="string">
            <text:p>2017/12, 2018/12</text:p>
          </table:table-cell>
          <table:table-cell table:style-name="ce8" office:value-type="string" calcext:value-type="string">
            <text:p>Subordinated Loan Agreement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8" office:value-type="string" calcext:value-type="string">
            <text:p>Low Income Investment Fund (LIIF)</text:p>
            <text:p>$1.2M @ 5.50%</text:p>
          </table:table-cell>
          <table:table-cell table:style-name="ce10"/>
          <table:table-cell table:style-name="ce10" office:value-type="string" calcext:value-type="string">
            <text:p>Repayable in 36 months</text:p>
            <text:p>Repaid in Dec 2017 with Series 2017G  &amp; H proceeds</text:p>
          </table:table-cell>
          <table:table-cell table:style-name="ce28" office:value-type="string" calcext:value-type="string">
            <text:p>2017/14. 2018/13, 2019/15</text:p>
          </table:table-cell>
          <table:table-cell table:style-name="ce8" office:value-type="string" calcext:value-type="string">
            <text:p>I don't understand why these appear in the YE2019 Consolidated Financial Statement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1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10"/>
          <table:table-cell table:style-name="ce10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28" office:value-type="string" calcext:value-type="string">
            <text:p>2017/15, 2018/15, 2018/14-15, 2019/16-17, 2020/17, 2021/16, 2022/17</text:p>
          </table:table-cell>
          <table:table-cell table:style-name="ce8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/>
          <table:table-cell table:style-name="ce7"/>
          <table:table-cell table:style-name="ce1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10"/>
          <table:table-cell table:style-name="ce10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28" office:value-type="string" calcext:value-type="string">
            <text:p>2018/15, 2019/17, 2020/17, 2021/17, 2022/17</text:p>
          </table:table-cell>
          <table:table-cell table:style-name="ce8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9" calcext:value-type="float">
            <text:p>2019</text:p>
          </table:table-cell>
          <table:table-cell table:style-name="ce10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10" office:value-type="string" calcext:value-type="string">
            <text:p>Illinois Investment Fund (IIF)</text:p>
            <text:p>$900K @ 5.875% → $2.7M @ 5.5% (2020)</text:p>
          </table:table-cell>
          <table:table-cell table:style-name="ce10"/>
          <table:table-cell table:style-name="ce10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28" office:value-type="string" calcext:value-type="string">
            <text:p>2019/17, 2020/17, 2021/17, 2022/17-18</text:p>
          </table:table-cell>
          <table:table-cell table:style-name="ce8" office:value-type="string" calcext:value-type="string">
            <text:p>Refinanced in 2020, principal increased to $2.7M, maturity extended to Apr 2022 and again to Jul 2023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Nash2 LLC</text:p>
          </table:table-cell>
          <table:table-cell table:style-name="ce36" office:value-type="string" calcext:value-type="string">
            <text:p>RUA Rocketship United Academy</text:p>
          </table:table-cell>
          <table:table-cell table:style-name="ce10" office:value-type="string" calcext:value-type="string">
            <text:p>Charter Impact Fund, Inc. (CIF)</text:p>
            <text:p>$7.3M @ 4⅖%</text:p>
          </table:table-cell>
          <table:table-cell table:style-name="ce10"/>
          <table:table-cell table:style-name="ce10" office:value-type="string" calcext:value-type="string">
            <text:p>Matures 01 Jun 2049</text:p>
          </table:table-cell>
          <table:table-cell table:style-name="ce28" office:value-type="string" calcext:value-type="string">
            <text:p>2019/17, 2020/17. 2021/17, 2022/18</text:p>
          </table:table-cell>
          <table:table-cell table:style-name="ce8" office:value-type="string" calcext:value-type="string">
            <text:p>2022: Series 2019B Bond experienced a principal maturity of $305K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28" office:value-type="string" calcext:value-type="string">
            <text:p>LDC</text:p>
          </table:table-cell>
          <table:table-cell table:style-name="ce37"/>
          <table:table-cell table:style-name="ce28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28"/>
          <table:table-cell table:style-name="ce28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28" office:value-type="string" calcext:value-type="string">
            <text:p>2019/17, 2020/18, 2021/17, 2022/18</text:p>
          </table:table-cell>
          <table:table-cell table:style-name="ce62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0" calcext:value-type="float">
            <text:p>2020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1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10" office:value-type="string" calcext:value-type="string">
            <text:p>"RSEA intends to apply for PPP Loan forgiveness and expects both load to be fully forgiven."</text:p>
          </table:table-cell>
          <table:table-cell table:style-name="ce10" office:value-type="string" calcext:value-type="string">
            <text:p>Forgiven as of 30 Jun 2021</text:p>
          </table:table-cell>
          <table:table-cell table:style-name="ce28" office:value-type="string" calcext:value-type="string">
            <text:p>2020/18, 2021/18</text:p>
          </table:table-cell>
          <table:table-cell table:style-name="ce8"/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A</text:p>
          </table:table-cell>
          <table:table-cell table:style-name="ce7"/>
          <table:table-cell table:style-name="ce10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10" table:number-columns-repeated="2"/>
          <table:table-cell table:style-name="ce28" office:value-type="string" calcext:value-type="string">
            <text:p>2020/18, 2021/18, 2022/19</text:p>
          </table:table-cell>
          <table:table-cell table:style-name="ce8" office:value-type="string" calcext:value-type="string">
            <text:p>May be increased to $10M if State of California defers payment of any funds to RSEA.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1" calcext:value-type="float">
            <text:p>2021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50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10"/>
          <table:table-cell table:style-name="ce10" office:value-type="string" calcext:value-type="string">
            <text:p>Series OG2021A: Jun 2022 - 2035.</text:p>
            <text:p>Series OG2021B: Jun 2022.</text:p>
          </table:table-cell>
          <table:table-cell table:style-name="ce28" office:value-type="string" calcext:value-type="string">
            <text:p>2021/17, 2021/17, 2022/18</text:p>
          </table:table-cell>
          <table:table-cell table:style-name="ce8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54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number-columns-repeated="2" table:style-name="ce10" office:value-type="string" calcext:value-type="string">
            <text:p>Texas One LLC</text:p>
          </table:table-cell>
          <table:table-cell table:style-name="ce50" office:value-type="string" calcext:value-type="string">
            <text:p>Kleinheinz Family Foundation</text:p>
            <text:p>$738,673 @ 3.5%</text:p>
          </table:table-cell>
          <table:table-cell table:style-name="ce10"/>
          <table:table-cell table:style-name="ce10" office:value-type="string" calcext:value-type="string">
            <text:p>Matures 21 Jan 2023</text:p>
            <text:p>Repaid in Sep 2021</text:p>
          </table:table-cell>
          <table:table-cell table:style-name="ce28" office:value-type="string" calcext:value-type="string">
            <text:p>2021/18, 2022/19</text:p>
          </table:table-cell>
          <table:table-cell table:style-name="ce10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RFA (receivables)</text:p>
          </table:table-cell>
          <table:table-cell table:style-name="ce10" office:value-type="string" calcext:value-type="string">
            <text:p>Charter Asset Management</text:p>
          </table:table-cell>
          <table:table-cell table:style-name="ce50" office:value-type="string" calcext:value-type="string">
            <text:p>$1.645M</text:p>
          </table:table-cell>
          <table:table-cell table:style-name="ce10"/>
          <table:table-cell table:style-name="ce10" office:value-type="string" calcext:value-type="string">
            <text:p>Repaid in Sep 2021</text:p>
          </table:table-cell>
          <table:table-cell table:style-name="ce28" office:value-type="string" calcext:value-type="string">
            <text:p>2021/18. 2022/</text:p>
          </table:table-cell>
          <table:table-cell table:style-name="ce10"/>
          <table:table-cell table:style-name="ce71" table:number-columns-repeated="3"/>
          <table:table-cell table:number-columns-repeated="1012"/>
        </table:table-row>
        <table:table-row table:style-name="ro1">
          <table:table-cell table:style-name="ce10"/>
          <table:table-cell table:style-name="ce7" office:value-type="float" office:value="2022" calcext:value-type="float">
            <text:p>2022</text:p>
          </table:table-cell>
          <table:table-cell table:style-name="ce10" office:value-type="string" calcext:value-type="string">
            <text:p>LDC</text:p>
          </table:table-cell>
          <table:table-cell table:style-name="ce10"/>
          <table:table-cell table:style-name="ce50" office:value-type="string" calcext:value-type="string">
            <text:p>Series 2022A and OG2022B</text:p>
            <text:p>$27,990M @ 4-4.5%</text:p>
          </table:table-cell>
          <table:table-cell table:style-name="ce10"/>
          <table:table-cell table:style-name="ce10" office:value-type="string" calcext:value-type="string">
            <text:p>Mature between Jun 2022 and 2042</text:p>
          </table:table-cell>
          <table:table-cell table:style-name="ce28" office:value-type="string" calcext:value-type="string">
            <text:p>2022/19</text:p>
          </table:table-cell>
          <table:table-cell table:style-name="ce10"/>
          <table:table-cell table:style-name="ce71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19"/>
          <table:table-cell table:style-name="ce29" office:value-type="string" calcext:value-type="string">
            <text:p>Year</text:p>
          </table:table-cell>
          <table:table-cell table:style-name="ce38" table:number-columns-spanned="3" table:number-rows-spanned="1"/>
          <table:covered-table-cell table:number-columns-repeated="2" table:style-name="ce19"/>
          <table:table-cell table:style-name="ce38" table:number-columns-repeated="3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11"/>
          <table:table-cell table:style-name="ce21"/>
          <table:table-cell table:style-name="ce30" office:value-type="float" office:value="2010" calcext:value-type="float">
            <text:p>2010</text:p>
          </table:table-cell>
          <table:table-cell table:style-name="ce39" office:value-type="string" calcext:value-type="string" table:number-columns-spanned="3" table:number-rows-spanned="1">
            <text:p><text:span text:style-name="T7">See p.14,  </text:span><text:span text:style-name="T8">Consolidated Financial Statement for YE June 30, 2010</text:span></text:p>
          </table:table-cell>
          <table:covered-table-cell table:number-columns-repeated="2"/>
          <table:table-cell table:style-name="ce21"/>
          <table:table-cell table:style-name="ce55"/>
          <table:table-cell table:style-name="ce63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 office:value-type="float" office:value="2011" calcext:value-type="float">
            <text:p>2011</text:p>
          </table:table-cell>
          <table:table-cell table:style-name="ce39" office:value-type="string" calcext:value-type="string" table:number-columns-spanned="3" table:number-rows-spanned="1">
            <text:p><text:span text:style-name="T7">See p.18,  </text:span><text:span text:style-name="T8">Consolidated Financial Statement for YE June 30, 2011</text:span></text:p>
          </table:table-cell>
          <table:covered-table-cell table:number-columns-repeated="2"/>
          <table:table-cell table:style-name="ce11"/>
          <table:table-cell table:style-name="ce56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/>
          <table:table-cell table:style-name="ce40" table:number-columns-repeated="3"/>
          <table:table-cell table:style-name="ce11"/>
          <table:table-cell table:style-name="ce56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 office:value-type="float" office:value="2012" calcext:value-type="float">
            <text:p>2012</text:p>
          </table:table-cell>
          <table:table-cell table:style-name="ce41" office:value-type="string" calcext:value-type="string" table:number-columns-spanned="3" table:number-rows-spanned="1">
            <text:p><text:span text:style-name="T9"> </text:span><text:span text:style-name="T10"> June 30 </text:span><text:span text:style-name="T11">  </text:span><text:span text:style-name="T12">RSED Schools</text:span><text:span text:style-name="T13">     </text:span><text:span text:style-name="T14">Launchpad</text:span><text:span text:style-name="T15">         </text:span><text:span text:style-name="T12">RSEA</text:span><text:span text:style-name="T15"> </text:span></text:p>
            <text:p><text:span text:style-name="T16">                   </text:span><text:span text:style-name="T17">Total</text:span><text:span text:style-name="T18">                      T</text:span><text:span text:style-name="T19">otal</text:span><text:span text:style-name="T18"> </text:span></text:p>
            <text:p><text:span text:style-name="T20">---------------------------------------------------</text:span></text:p>
            <text:p><text:span text:style-name="T20">     2013      1,210,000     2,836,712    4,046,712 </text:span></text:p>
            <text:p><text:span text:style-name="T20">     2014        160,000     2,192,847    2,352,847 </text:span></text:p>
            <text:p><text:span text:style-name="T20">     2015         70,000     5,793,331    5,863,331 </text:span></text:p>
            <text:p><text:span text:style-name="T20">     2016        570,000     7,044,234    7,614,324 </text:span></text:p>
            <text:p><text:span text:style-name="T20">     2017        300,000     5,870,128    6,170,128 </text:span></text:p>
            <text:p><text:span text:style-name="T20"> Thereafter    1,300,000    19,710,000   21,010,000 </text:span></text:p>
            <text:p><text:span text:style-name="T20">  Discount             -       -11,294      -11,294 </text:span></text:p>
            <text:p><text:span text:style-name="T20">---------------------------------------------------</text:span></text:p>
            <text:p><text:span text:style-name="T20">   Total       3,610,000    43,436,048   47,046,048</text:span></text:p>
            <text:p><text:span text:style-name="T20">--------------------------------------------------- </text:span></text:p>
          </table:table-cell>
          <table:covered-table-cell table:number-columns-repeated="2"/>
          <table:table-cell table:style-name="ce11"/>
          <table:table-cell table:style-name="ce56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/>
          <table:table-cell table:style-name="ce40" table:number-columns-repeated="3"/>
          <table:table-cell table:style-name="ce11"/>
          <table:table-cell table:style-name="ce56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1" office:value-type="float" office:value="2013" calcext:value-type="float">
            <text:p>2013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  2014      6,385,378     1,068,297    7,453,675</text:span></text:p>
            <text:p><text:span text:style-name="T20">     2015        257,500     5,913,331    6,170,831</text:span></text:p>
            <text:p><text:span text:style-name="T20">     2016        257,500     7,169,324    7,426,824</text:span></text:p>
            <text:p><text:span text:style-name="T20">     2017        425,000     6,010,128    6,435,128</text:span></text:p>
            <text:p><text:span text:style-name="T20">     2018        550,000     7,462,669    8,012,669</text:span></text:p>
            <text:p><text:span text:style-name="T20"> Thereafter      375,000    21,212,331   21,587,331</text:span></text:p>
            <text:p><text:span text:style-name="T20">  Discount             -        -8,292       -8,292</text:span></text:p>
            <text:p><text:span text:style-name="T20">---------------------------------------------------</text:span></text:p>
            <text:p><text:span text:style-name="T20">    Total      8,250,378    48,827,788   57,078,166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1"/>
          <table:table-cell table:style-name="ce56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3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4" calcext:value-type="float">
            <text:p>2014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Eliminations    RSEA Total</text:span></text:p>
            <text:p><text:span text:style-name="T20">----------------------------------------------------------------</text:span></text:p>
            <text:p><text:span text:style-name="T20">     2015     11,977,795     9,421,859  -3,402,988    17,996,666</text:span></text:p>
            <text:p><text:span text:style-name="T20">     2016        382,500       794,325           -     1,176,825</text:span></text:p>
            <text:p><text:span text:style-name="T20">     2017        550,000     6,465,128           -     7,015,128</text:span></text:p>
            <text:p><text:span text:style-name="T20">     2018        175,000     7,952,669           -     8,127,669</text:span></text:p>
            <text:p><text:span text:style-name="T20">     2019        375,000       744,271           -     1,119,271</text:span></text:p>
            <text:p><text:span text:style-name="T20"> Thereafter    1,000,000    51,953,060           -    52,953,060</text:span></text:p>
            <text:p><text:span text:style-name="T20">  Discount             -        -5,537           -        -5,537</text:span></text:p>
            <text:p><text:span text:style-name="T20">----------------------------------------------------------------</text:span></text:p>
            <text:p><text:span text:style-name="T20">    Total      14,460,295  77,325,775   -3,402,988    88,383,082</text:span></text:p>
            <text:p><text:span text:style-name="T20">-------------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3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5" calcext:value-type="float">
            <text:p>2015</text:p>
          </table:table-cell>
          <table:table-cell table:style-name="ce41" office:value-type="string" calcext:value-type="string" table:number-columns-spanned="3" table:number-rows-spanned="1">
            <text:p><text:span text:style-name="T21">  June 30      RSED Total    LDC Total   RSEA Total</text:span></text:p>
            <text:p><text:span text:style-name="T20">---------------------------------------------------</text:span></text:p>
            <text:p><text:span text:style-name="T20">   2016           402,795    6,439,457    6,842,252</text:span></text:p>
            <text:p><text:span text:style-name="T20">   2017           250,000    6,465,127    6,715,131</text:span></text:p>
            <text:p><text:span text:style-name="T20">   2018           175,008    7,952,669    8,127,677</text:span></text:p>
            <text:p><text:span text:style-name="T20">   2019           125,000    3,572,332    3,697,332</text:span></text:p>
            <text:p><text:span text:style-name="T20">   2020           200,000      855,000    1,055,000</text:span></text:p>
            <text:p><text:span text:style-name="T20"> Thereafter     1,200,000   48,269,999   49,469,999</text:span></text:p>
            <text:p><text:span text:style-name="T20">  Discount              -       -3,293       -3,293</text:span></text:p>
            <text:p><text:span text:style-name="T20">---------------------------------------------------</text:span></text:p>
            <text:p><text:span text:style-name="T20">    Total       2,352,807   73,551,291   75,904,098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3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6" calcext:value-type="float">
            <text:p>2016</text:p>
          </table:table-cell>
          <table:table-cell table:style-name="ce41" office:value-type="string" calcext:value-type="string" table:number-columns-spanned="3" table:number-rows-spanned="1">
            <text:p><text:span text:style-name="T21">   June 30     RSED Total    LDC Total   RSEA Total</text:span></text:p>
            <text:p><text:span text:style-name="T20">---------------------------------------------------</text:span></text:p>
            <text:p><text:span text:style-name="T20">    2017          312,508    7,305,128    7,617,636</text:span></text:p>
            <text:p><text:span text:style-name="T20">    2018          487,516    8,832,669    9,320,185</text:span></text:p>
            <text:p><text:span text:style-name="T20">    2019          437,500    1,774,270    2,211,770</text:span></text:p>
            <text:p><text:span text:style-name="T20">    2020          762,504    1,872,822    2,635,326</text:span></text:p>
            <text:p><text:span text:style-name="T20">    2021          500,000    1,971,606    2,471,606</text:span></text:p>
            <text:p><text:span text:style-name="T20"> Thereafter             -   80,013,633   80,013,633</text:span></text:p>
            <text:p><text:span text:style-name="T20">  Discount              -      587,540      587,540</text:span></text:p>
            <text:p><text:span text:style-name="T20">---------------------------------------------------</text:span></text:p>
            <text:p><text:span text:style-name="T20">   Total        2,500,028  102,357,668  104,857,696</text:span></text:p>
            <text:p><text:span text:style-name="T20">-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3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7" calcext:value-type="float">
            <text:p>2017</text:p>
          </table:table-cell>
          <table:table-cell table:style-name="ce41" office:value-type="string" calcext:value-type="string" table:number-columns-spanned="3" table:number-rows-spanned="1">
            <text:p><text:span text:style-name="T21">   June 30     RSED Total    LDC Total   RSEA Total</text:span></text:p>
            <text:p><text:span text:style-name="T20">---------------------------------------------------</text:span></text:p>
            <text:p><text:span text:style-name="T20">    2019          612,526    9,110,000    9,722,526</text:span></text:p>
            <text:p><text:span text:style-name="T20">    2010          562,502    2,225,000    2,787,502</text:span></text:p>
            <text:p><text:span text:style-name="T20">    2021          887,500    3,545,000    4,432,500</text:span></text:p>
            <text:p><text:span text:style-name="T20">    2022          625,000    2,455,000    3,080,000</text:span></text:p>
            <text:p><text:span text:style-name="T20">    2023                -    5,405,000    5,405,000</text:span></text:p>
            <text:p><text:span text:style-name="T20"> Thereafter     1,000,000  115,085,000  116,085,000</text:span></text:p>
            <text:p><text:span text:style-name="T20">---------------------------------------------------</text:span></text:p>
            <text:p><text:span text:style-name="T20">  Subtotal     3,687,528   137,825,000  141,512,528</text:span></text:p>
            <text:p><text:span text:style-name="T20">  Costs                -    -4,859,966   -4,859,966</text:span></text:p>
            <text:p><text:span text:style-name="T20">---------------------------------------------------</text:span></text:p>
            <text:p><text:span text:style-name="T20">   Total       3,687,528   132,965,034  136,652,562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3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8" calcext:value-type="float">
            <text:p>2018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2019          491,668     2,225,000    2,716,668</text:span></text:p>
            <text:p><text:span text:style-name="T20">   2020          987,512     3,545,000    4,532,512</text:span></text:p>
            <text:p><text:span text:style-name="T20">   2021          712,500     2,455,000    3,167,500</text:span></text:p>
            <text:p><text:span text:style-name="T20">   2022           62,500     2,650,000    2,712,500</text:span></text:p>
            <text:p><text:span text:style-name="T20">   2023                -     2,995,000    2,995,000</text:span></text:p>
            <text:p><text:span text:style-name="T20"> Thereafter            -   117,756,675  117,756,675</text:span></text:p>
            <text:p><text:span text:style-name="T20">  Discount             -    -4,488,958   -4,488,958</text:span></text:p>
            <text:p><text:span text:style-name="T20">---------------------------------------------------</text:span></text:p>
            <text:p><text:span text:style-name="T20">Total          2,254,180   127,137,717  129,391,897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3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19" calcext:value-type="float">
            <text:p>2019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2020          775,000     2,915,122    3,690,122</text:span></text:p>
            <text:p><text:span text:style-name="T20">   2021          887,500     3,304,934    4,192,434</text:span></text:p>
            <text:p><text:span text:style-name="T20">   2022          562,500     3,083,571    3,646,071</text:span></text:p>
            <text:p><text:span text:style-name="T20">   2023          112,500     3,449,143    3,561,643</text:span></text:p>
            <text:p><text:span text:style-name="T20">   2024                -     3,609,956    3,609,956</text:span></text:p>
            <text:p><text:span text:style-name="T20"> Thereafter            -   149,650,238  149,650,238</text:span></text:p>
            <text:p><text:span text:style-name="T20">---------------------------------------------------</text:span></text:p>
            <text:p><text:span text:style-name="T20">  Subtotal     2,337,500   166,012,964  168,350,464</text:span></text:p>
            <text:p><text:span text:style-name="T20">   Costs               -    -4,751,620   -4,751,620</text:span></text:p>
            <text:p><text:span text:style-name="T20">---------------------------------------------------</text:span></text:p>
            <text:p><text:span text:style-name="T20">  Total        2,337,500   161,261,344  163,598,844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3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20" calcext:value-type="float">
            <text:p>2020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2021        1,498,180     2,508,117    4,006,297</text:span></text:p>
            <text:p><text:span text:style-name="T20">   2022        2,586,793     5,408,669    7,995,462</text:span></text:p>
            <text:p><text:span text:style-name="T20">   2023        1,551,030     3,034,462    4,585,492</text:span></text:p>
            <text:p><text:span text:style-name="T20">   2024        1,086,919     3,180,506    4,267,425</text:span></text:p>
            <text:p><text:span text:style-name="T20">   2025          927,211     3,471,812    4,399,023</text:span></text:p>
            <text:p><text:span text:style-name="T20"> Thereafter            -   147,927,462  147,927,462</text:span></text:p>
            <text:p><text:span text:style-name="T20">---------------------------------------------------</text:span></text:p>
            <text:p><text:span text:style-name="T20">  Subtotal     7,650,133   165,531,028  173,181,161</text:span></text:p>
            <text:p><text:span text:style-name="T20">   Costs               -    -4,480,037   -4,480,037</text:span></text:p>
            <text:p><text:span text:style-name="T20">---------------------------------------------------</text:span></text:p>
            <text:p><text:span text:style-name="T20">   Total       7,650,133   161,050,991  168,701,124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3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21" calcext:value-type="float">
            <text:p>2021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  2022      2,890,204     5,408,669    8,298,873</text:span></text:p>
            <text:p><text:span text:style-name="T20">     2023      1,548,026     4,028,136    5,576,162</text:span></text:p>
            <text:p><text:span text:style-name="T20">     2024      1,083,731     3,445,507    4,529,238</text:span></text:p>
            <text:p><text:span text:style-name="T20">     2025        884,892     3,746,812    4,631,704</text:span></text:p>
            <text:p><text:span text:style-name="T20">     2026        160,989     4,123,391    4,284,380</text:span></text:p>
            <text:p><text:span text:style-name="T20">  Thereafter           -    71,184,066  171,184,066</text:span></text:p>
            <text:p><text:span text:style-name="T20">---------------------------------------------------</text:span></text:p>
            <text:p><text:span text:style-name="T20">   Subtotal    6,567,842   191,936,581  198,504,423</text:span></text:p>
            <text:p><text:span text:style-name="T20">    Costs              -    -2,088,378   -2,088,378</text:span></text:p>
            <text:p><text:span text:style-name="T20">---------------------------------------------------</text:span></text:p>
            <text:p><text:span text:style-name="T20">    Total       ,567,842   189,848,203  196,416,045  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/>
          <table:table-cell table:style-name="ce40" table:number-columns-repeated="3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1">
          <table:table-cell table:style-name="ce12"/>
          <table:table-cell table:style-name="ce22"/>
          <table:table-cell table:style-name="ce31" office:value-type="float" office:value="2022" calcext:value-type="float">
            <text:p>2022</text:p>
          </table:table-cell>
          <table:table-cell table:style-name="ce41" office:value-type="string" calcext:value-type="string" table:number-columns-spanned="3" table:number-rows-spanned="1">
            <text:p><text:span text:style-name="T21">  June 30     RSED Total      LDC Total   RSEA Total</text:span></text:p>
            <text:p><text:span text:style-name="T20">----------------------------------------------------</text:span></text:p>
            <text:p><text:span text:style-name="T20">     2023        367,408      4,179,462    4,546,870</text:span></text:p>
            <text:p><text:span text:style-name="T20">     2024        675,198      7,055,507    7,730,705</text:span></text:p>
            <text:p><text:span text:style-name="T20">     2025        393,029      4,656,812    5,049,841</text:span></text:p>
            <text:p><text:span text:style-name="T20">     2026         14,661      5,033,392    5,048,053</text:span></text:p>
            <text:p><text:span text:style-name="T20">     2027              -      5,235,256    5,235,256</text:span></text:p>
            <text:p><text:span text:style-name="T20">  Thereafter           -    158,463,810  158,463,810</text:span></text:p>
            <text:p><text:span text:style-name="T20">----------------------------------------------------</text:span></text:p>
            <text:p><text:span text:style-name="T20">   Subtotal    1,450,296    184,624,239  186,074,535</text:span></text:p>
            <text:p><text:span text:style-name="T20">    Costs              -        476,031      476,031</text:span></text:p>
            <text:p><text:span text:style-name="T20">----------------------------------------------------</text:span></text:p>
            <text:p><text:span text:style-name="T20">    Total      1,450,296    185,100,270  186,550,566</text:span></text:p>
          </table:table-cell>
          <table:covered-table-cell table:number-columns-repeated="2"/>
          <table:table-cell table:style-name="ce10"/>
          <table:table-cell table:style-name="ce28"/>
          <table:table-cell table:style-name="ce54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19"/>
          <table:table-cell table:style-name="ce25" table:number-columns-spanned="3" table:number-rows-spanned="1"/>
          <table:covered-table-cell table:number-columns-repeated="2" table:style-name="ce19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3" table:number-columns-repeated="2"/>
          <table:table-cell table:style-name="ce8"/>
          <table:table-cell table:style-name="ce42" table:number-columns-spanned="3" table:number-rows-spanned="1"/>
          <table:covered-table-cell table:number-columns-repeated="2"/>
          <table:table-cell table:style-name="ce7"/>
          <table:table-cell table:style-name="ce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Donations &amp; Grants</text:p>
          </table:table-cell>
          <table:covered-table-cell table:style-name="ce19"/>
          <table:table-cell table:style-name="ce25"/>
          <table:table-cell table:style-name="ce43" table:number-columns-spanned="3" table:number-rows-spanned="1"/>
          <table:covered-table-cell table:number-columns-repeated="2" table:style-name="ce19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3" table:number-columns-repeated="3"/>
          <table:table-cell table:style-name="ce44" table:number-columns-spanned="3" table:number-rows-spanned="1"/>
          <table:covered-table-cell table:number-columns-repeated="2"/>
          <table:table-cell table:style-name="ce7"/>
          <table:table-cell table:style-name="ce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19"/>
          <table:table-cell table:style-name="ce25" table:number-columns-repeated="3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8" office:value-type="string" calcext:value-type="string">
            <text:p>Mateo Sheedy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8" office:value-type="string" calcext:value-type="string">
            <text:p>Sí Si Puede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8" office:value-type="string" calcext:value-type="string">
            <text:p>Los Sueños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8" office:value-type="string" calcext:value-type="string">
            <text:p>Mosaic Elementary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8" office:value-type="string" calcext:value-type="string">
            <text:p>Discovery Prep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8" office:value-type="string" calcext:value-type="string">
            <text:p>Brilliant Minds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8" office:value-type="string" calcext:value-type="string">
            <text:p>Alma Academy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8" office:value-type="string" calcext:value-type="string">
            <text:p>Spark Academy</text:p>
          </table:table-cell>
          <table:table-cell table:style-name="ce45" office:value-type="string" calcext:value-type="string">
            <text:p>[Leased]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8" office:value-type="string" calcext:value-type="string">
            <text:p>Fuerza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8" office:value-type="string" calcext:value-type="string">
            <text:p>Rising Stars</text:p>
          </table:table-cell>
          <table:table-cell table:style-name="ce45" office:value-type="string" calcext:value-type="string">
            <text:p>Assessed valuation</text:p>
          </table:table-cell>
          <table:table-cell table:style-name="ce45" office:value-type="string" calcext:value-type="string">
            <text:p>Plat map</text:p>
          </table:table-cell>
          <table:table-cell table:style-name="ce45" office:value-type="string" calcext:value-type="string">
            <text:p>Aerial photo</text:p>
          </table:table-cell>
          <table:table-cell table:style-name="ce7" office:value-type="string" calcext:value-type="string">
            <text:p>Opened 2016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19"/>
          <table:table-cell table:style-name="ce29" office:value-type="string" calcext:value-type="string">
            <text:p>Initial</text:p>
          </table:table-cell>
          <table:table-cell table:style-name="ce29"/>
          <table:table-cell table:style-name="ce29" office:value-type="string" calcext:value-type="string" table:number-columns-spanned="3" table:number-rows-spanned="1">
            <text:p>Renewal</text:p>
          </table:table-cell>
          <table:covered-table-cell table:number-columns-repeated="2" table:style-name="ce19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5" office:value-type="string" calcext:value-type="string">
            <text:p>RMS</text:p>
          </table:table-cell>
          <table:table-cell table:style-name="ce23" office:value-type="string" calcext:value-type="string">
            <text:p>LLC1</text:p>
          </table:table-cell>
          <table:table-cell table:style-name="ce32" office:value-type="string" calcext:value-type="string">
            <text:p>Mateo Sheedy</text:p>
          </table:table-cell>
          <table:table-cell table:style-name="ce46" office:value-type="string" calcext:value-type="string">
            <text:p>2006</text:p>
          </table:table-cell>
          <table:table-cell table:style-name="ce46" office:value-type="string" calcext:value-type="string">
            <text:p>2009</text:p>
          </table:table-cell>
          <table:table-cell table:style-name="ce46" office:value-type="string" calcext:value-type="string">
            <text:p>2015</text:p>
          </table:table-cell>
          <table:table-cell table:style-name="ce46" office:value-type="string" calcext:value-type="string">
            <text:p>2019</text:p>
          </table:table-cell>
          <table:table-cell table:style-name="ce58"/>
          <table:table-cell table:style-name="ce65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8" office:value-type="string" calcext:value-type="string">
            <text:p>Sí Si Puede</text:p>
          </table:table-cell>
          <table:table-cell table:style-name="ce47" office:value-type="string" calcext:value-type="string">
            <text:p>2008</text:p>
          </table:table-cell>
          <table:table-cell table:style-name="ce47" office:value-type="string" calcext:value-type="string">
            <text:p>2011</text:p>
          </table:table-cell>
          <table:table-cell table:style-name="ce47" office:value-type="string" calcext:value-type="string">
            <text:p>2016</text:p>
          </table:table-cell>
          <table:table-cell table:style-name="ce37" office:value-type="string" calcext:value-type="string">
            <text:p>(est.2023)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8" office:value-type="string" calcext:value-type="string">
            <text:p>Los Sueños</text:p>
          </table:table-cell>
          <table:table-cell table:style-name="ce47" office:value-type="string" calcext:value-type="string">
            <text:p>2009</text:p>
          </table:table-cell>
          <table:table-cell table:style-name="ce47" office:value-type="string" calcext:value-type="string">
            <text:p>2015</text:p>
          </table:table-cell>
          <table:table-cell table:style-name="ce47" office:value-type="string" calcext:value-type="string">
            <text:p>2020</text:p>
          </table:table-cell>
          <table:table-cell table:style-name="ce37" office:value-type="string" calcext:value-type="string">
            <text:p>(est. 2027)</text:p>
          </table:table-cell>
          <table:table-cell table:style-name="ce57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8" office:value-type="string" calcext:value-type="string">
            <text:p>Mosaic Elementary</text:p>
          </table:table-cell>
          <table:table-cell table:style-name="ce37" table:number-columns-repeated="4"/>
          <table:table-cell table:style-name="ce57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8" office:value-type="string" calcext:value-type="string">
            <text:p>Discovery Prep</text:p>
          </table:table-cell>
          <table:table-cell table:style-name="ce37" table:number-columns-repeated="4"/>
          <table:table-cell table:style-name="ce57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8" office:value-type="string" calcext:value-type="string">
            <text:p>Brilliant Minds</text:p>
          </table:table-cell>
          <table:table-cell table:style-name="ce37" table:number-columns-repeated="4"/>
          <table:table-cell table:style-name="ce57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8" office:value-type="string" calcext:value-type="string">
            <text:p>Alma Academy</text:p>
          </table:table-cell>
          <table:table-cell table:style-name="ce37" table:number-columns-repeated="4"/>
          <table:table-cell table:style-name="ce57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8" office:value-type="string" calcext:value-type="string">
            <text:p>Spark Academy</text:p>
          </table:table-cell>
          <table:table-cell table:style-name="ce37" table:number-columns-repeated="4"/>
          <table:table-cell table:style-name="ce57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8" office:value-type="string" calcext:value-type="string">
            <text:p>Fuerza</text:p>
          </table:table-cell>
          <table:table-cell table:style-name="ce37" table:number-columns-repeated="4"/>
          <table:table-cell table:style-name="ce57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8" office:value-type="string" calcext:value-type="string">
            <text:p>Rising Stars</text:p>
          </table:table-cell>
          <table:table-cell table:style-name="ce37" table:number-columns-repeated="4"/>
          <table:table-cell table:style-name="ce57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4" office:value-type="string" calcext:value-type="string">
            <text:p>Federal revenue</text:p>
          </table:table-cell>
          <table:table-cell table:style-name="ce4"/>
          <table:table-cell table:style-name="ce25"/>
          <table:table-cell table:style-name="ce48" table:number-columns-repeated="2"/>
          <table:table-cell table:style-name="ce25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/>
          <table:table-cell table:style-name="ce49" table:number-columns-repeated="2"/>
          <table:table-cell table:style-name="ce8"/>
          <table:table-cell table:style-name="ce7"/>
          <table:table-cell table:style-name="ce8"/>
          <table:table-cell table:style-name="ce7"/>
          <table:table-cell table:style-name="ce23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tate revenue</text:p>
          </table:table-cell>
          <table:table-cell table:style-name="ce4"/>
          <table:table-cell table:style-name="ce25"/>
          <table:table-cell table:style-name="ce48" table:number-columns-repeated="2"/>
          <table:table-cell table:style-name="ce25"/>
          <table:table-cell table:style-name="ce29"/>
          <table:table-cell table:style-name="ce25"/>
          <table:table-cell table:style-name="ce29"/>
          <table:table-cell table:style-name="ce23" table:number-columns-repeated="3"/>
          <table:table-cell table:number-columns-repeated="1012"/>
        </table:table-row>
        <table:table-row table:style-name="ro1" table:number-rows-repeated="967">
          <table:table-cell table:style-name="ce16" table:number-columns-repeated="2"/>
          <table:table-cell table:style-name="ce12" table:number-columns-repeated="4"/>
          <table:table-cell table:style-name="ce22"/>
          <table:table-cell table:style-name="ce12"/>
          <table:table-cell table:style-name="ce22" table:number-columns-repeated="4"/>
          <table:table-cell table:number-columns-repeated="1012"/>
        </table:table-row>
        <table:table-row table:style-name="ro7" table:number-rows-repeated="104749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ashboard.C104:Dashboard.L104">
            <calcext:condition calcext:apply-style-name="ConditionalStyle_1" calcext:value="formula-is(LEN(TRIM([.C104]))&gt;0)" calcext:base-cell-address="Dashboard.C104"/>
          </calcext:conditional-format>
        </calcext:conditional-formats>
      </table:table>
      <table:table table:name="Debt Summaries" table:style-name="ta2">
        <table:table-column table:style-name="co11" table:number-columns-repeated="1024" table:default-cell-style-name="Default"/>
        <table:table-row table:style-name="ro1">
          <table:table-cell table:style-name="ce72" office:value-type="float" office:value="2012" calcext:value-type="float">
            <text:p>2012</text:p>
          </table:table-cell>
          <table:table-cell table:style-name="ce76" office:value-type="date" office:date-value="2023-06-30" calcext:value-type="date">
            <text:p>June 30</text:p>
          </table:table-cell>
          <table:table-cell table:style-name="ce94" office:value-type="string" calcext:value-type="string">
            <text:p>RSED Total</text:p>
          </table:table-cell>
          <table:table-cell table:style-name="ce94" office:value-type="string" calcext:value-type="string">
            <text:p>LDC Total</text:p>
          </table:table-cell>
          <table:table-cell table:style-name="ce94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3" calcext:value-type="float">
            <text:p>2013</text:p>
          </table:table-cell>
          <table:table-cell table:style-name="ce95" office:value-type="float" office:value="1210000" calcext:value-type="float">
            <text:p>1,210,000</text:p>
          </table:table-cell>
          <table:table-cell table:style-name="ce95" office:value-type="float" office:value="2836712" calcext:value-type="float">
            <text:p>2,836,712</text:p>
          </table:table-cell>
          <table:table-cell table:style-name="ce95" table:formula="of:=SUM([.C2:.D2])" office:value-type="float" office:value="4046712" calcext:value-type="float">
            <text:p>4,046,71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4" calcext:value-type="float">
            <text:p>2014</text:p>
          </table:table-cell>
          <table:table-cell table:style-name="ce95" office:value-type="float" office:value="160000" calcext:value-type="float">
            <text:p>160,000</text:p>
          </table:table-cell>
          <table:table-cell table:style-name="ce95" office:value-type="float" office:value="2192847" calcext:value-type="float">
            <text:p>2,192,847</text:p>
          </table:table-cell>
          <table:table-cell table:style-name="ce95" table:formula="of:=SUM([.C3:.D3])" office:value-type="float" office:value="2352847" calcext:value-type="float">
            <text:p>2,352,847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5" calcext:value-type="float">
            <text:p>2015</text:p>
          </table:table-cell>
          <table:table-cell table:style-name="ce95" office:value-type="float" office:value="70000" calcext:value-type="float">
            <text:p>70,000</text:p>
          </table:table-cell>
          <table:table-cell table:style-name="ce95" office:value-type="float" office:value="5793331" calcext:value-type="float">
            <text:p>5,793,331</text:p>
          </table:table-cell>
          <table:table-cell table:style-name="ce95" table:formula="of:=SUM([.C4:.D4])" office:value-type="float" office:value="5863331" calcext:value-type="float">
            <text:p>5,863,331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6" calcext:value-type="float">
            <text:p>2016</text:p>
          </table:table-cell>
          <table:table-cell table:style-name="ce95" office:value-type="float" office:value="570000" calcext:value-type="float">
            <text:p>570,000</text:p>
          </table:table-cell>
          <table:table-cell table:style-name="ce95" office:value-type="float" office:value="7044324" calcext:value-type="float">
            <text:p>7,044,324</text:p>
          </table:table-cell>
          <table:table-cell table:style-name="ce95" table:formula="of:=SUM([.C5:.D5])" office:value-type="float" office:value="7614324" calcext:value-type="float">
            <text:p>7,614,324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7" calcext:value-type="float">
            <text:p>2017</text:p>
          </table:table-cell>
          <table:table-cell table:style-name="ce95" office:value-type="float" office:value="300000" calcext:value-type="float">
            <text:p>300,000</text:p>
          </table:table-cell>
          <table:table-cell table:style-name="ce95" office:value-type="float" office:value="5870128" calcext:value-type="float">
            <text:p>5,870,128</text:p>
          </table:table-cell>
          <table:table-cell table:style-name="ce95" table:formula="of:=SUM([.C6:.D6])" office:value-type="float" office:value="6170128" calcext:value-type="float">
            <text:p>6,170,128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string" calcext:value-type="string">
            <text:p>Thereaafter</text:p>
          </table:table-cell>
          <table:table-cell table:style-name="ce95" office:value-type="float" office:value="1300000" calcext:value-type="float">
            <text:p>1,300,000</text:p>
          </table:table-cell>
          <table:table-cell table:style-name="ce95" office:value-type="float" office:value="19710000" calcext:value-type="float">
            <text:p>19,710,000</text:p>
          </table:table-cell>
          <table:table-cell table:style-name="ce95" table:formula="of:=SUM([.C7:.D7])" office:value-type="float" office:value="21010000" calcext:value-type="float">
            <text:p>21,010,00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string" calcext:value-type="string">
            <text:p>Discount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-11294" calcext:value-type="float">
            <text:p>-11,294</text:p>
          </table:table-cell>
          <table:table-cell table:style-name="ce95" table:formula="of:=SUM([.C8:.D8])" office:value-type="float" office:value="-11294" calcext:value-type="float">
            <text:p>-11,294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8" office:value-type="string" calcext:value-type="string">
            <text:p>Total</text:p>
          </table:table-cell>
          <table:table-cell table:style-name="ce96" table:formula="of:=SUM([.C2:.C8])" office:value-type="float" office:value="3610000" calcext:value-type="float">
            <text:p>3,610,000</text:p>
          </table:table-cell>
          <table:table-cell table:style-name="ce96" table:formula="of:=SUM([.D2:.D8])" office:value-type="float" office:value="43436048" calcext:value-type="float">
            <text:p>43,436,048</text:p>
          </table:table-cell>
          <table:table-cell table:style-name="ce96" table:formula="of:=SUM([.E2:.E8])" office:value-type="float" office:value="47046048" calcext:value-type="float">
            <text:p>47,046,048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number-columns-repeated="3"/>
          <table:table-cell table:style-name="ce111" table:number-columns-repeated="22"/>
          <table:table-cell table:number-columns-repeated="998"/>
        </table:table-row>
        <table:table-row table:style-name="ro1">
          <table:table-cell table:style-name="ce72"/>
          <table:table-cell table:style-name="ce79" table:number-columns-repeated="3"/>
          <table:table-cell table:style-name="ce111" table:number-columns-repeated="22"/>
          <table:table-cell table:number-columns-repeated="998"/>
        </table:table-row>
        <table:table-row table:style-name="ro1">
          <table:table-cell table:style-name="ce72" office:value-type="float" office:value="2013" calcext:value-type="float">
            <text:p>2013</text:p>
          </table:table-cell>
          <table:table-cell table:style-name="ce76" office:value-type="date" office:date-value="2023-06-30" calcext:value-type="date">
            <text:p>June 30</text:p>
          </table:table-cell>
          <table:table-cell table:style-name="ce94" office:value-type="string" calcext:value-type="string">
            <text:p>RSED Total</text:p>
          </table:table-cell>
          <table:table-cell table:style-name="ce94" office:value-type="string" calcext:value-type="string">
            <text:p>LDC Total</text:p>
          </table:table-cell>
          <table:table-cell table:style-name="ce94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4" calcext:value-type="float">
            <text:p>2014</text:p>
          </table:table-cell>
          <table:table-cell table:style-name="ce95" office:value-type="float" office:value="6385378" calcext:value-type="float">
            <text:p>6,385,378</text:p>
          </table:table-cell>
          <table:table-cell table:style-name="ce95" office:value-type="float" office:value="1068297" calcext:value-type="float">
            <text:p>1,068,297</text:p>
          </table:table-cell>
          <table:table-cell table:style-name="ce95" table:formula="of:=SUM([.C13:.D13])" office:value-type="float" office:value="7453675" calcext:value-type="float">
            <text:p>7,453,675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5" calcext:value-type="float">
            <text:p>2015</text:p>
          </table:table-cell>
          <table:table-cell table:style-name="ce95" office:value-type="float" office:value="257500" calcext:value-type="float">
            <text:p>257,500</text:p>
          </table:table-cell>
          <table:table-cell table:style-name="ce95" office:value-type="float" office:value="5913331" calcext:value-type="float">
            <text:p>5,913,331</text:p>
          </table:table-cell>
          <table:table-cell table:style-name="ce95" table:formula="of:=SUM([.C14:.D14])" office:value-type="float" office:value="6170831" calcext:value-type="float">
            <text:p>6,170,831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6" calcext:value-type="float">
            <text:p>2016</text:p>
          </table:table-cell>
          <table:table-cell table:style-name="ce95" office:value-type="float" office:value="257500" calcext:value-type="float">
            <text:p>257,500</text:p>
          </table:table-cell>
          <table:table-cell table:style-name="ce95" office:value-type="float" office:value="7169324" calcext:value-type="float">
            <text:p>7,169,324</text:p>
          </table:table-cell>
          <table:table-cell table:style-name="ce95" table:formula="of:=SUM([.C15:.D15])" office:value-type="float" office:value="7426824" calcext:value-type="float">
            <text:p>7,426,824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7" calcext:value-type="float">
            <text:p>2017</text:p>
          </table:table-cell>
          <table:table-cell table:style-name="ce95" office:value-type="float" office:value="425000" calcext:value-type="float">
            <text:p>425,000</text:p>
          </table:table-cell>
          <table:table-cell table:style-name="ce95" office:value-type="float" office:value="6010128" calcext:value-type="float">
            <text:p>6,010,128</text:p>
          </table:table-cell>
          <table:table-cell table:style-name="ce95" table:formula="of:=SUM([.C16:.D16])" office:value-type="float" office:value="6435128" calcext:value-type="float">
            <text:p>6,435,128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float" office:value="2018" calcext:value-type="float">
            <text:p>2018</text:p>
          </table:table-cell>
          <table:table-cell table:style-name="ce95" office:value-type="float" office:value="550000" calcext:value-type="float">
            <text:p>550,000</text:p>
          </table:table-cell>
          <table:table-cell table:style-name="ce95" office:value-type="float" office:value="7462669" calcext:value-type="float">
            <text:p>7,462,669</text:p>
          </table:table-cell>
          <table:table-cell table:style-name="ce95" table:formula="of:=SUM([.C17:.D17])" office:value-type="float" office:value="8012669" calcext:value-type="float">
            <text:p>8,012,669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string" calcext:value-type="string">
            <text:p>Thereaafter</text:p>
          </table:table-cell>
          <table:table-cell table:style-name="ce95" office:value-type="float" office:value="375000" calcext:value-type="float">
            <text:p>375,000</text:p>
          </table:table-cell>
          <table:table-cell table:style-name="ce95" office:value-type="float" office:value="21212331" calcext:value-type="float">
            <text:p>21,212,331</text:p>
          </table:table-cell>
          <table:table-cell table:style-name="ce95" table:formula="of:=SUM([.C18:.D18])" office:value-type="float" office:value="21587331" calcext:value-type="float">
            <text:p>21,587,331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office:value-type="string" calcext:value-type="string">
            <text:p>Discount</text:p>
          </table:table-cell>
          <table:table-cell table:style-name="ce95" office:value-type="string" calcext:value-type="string">
            <text:p>-</text:p>
          </table:table-cell>
          <table:table-cell table:number-columns-repeated="2" table:style-name="ce95" office:value-type="float" office:value="-8292" calcext:value-type="float">
            <text:p>-8,29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8" office:value-type="string" calcext:value-type="string">
            <text:p>Total</text:p>
          </table:table-cell>
          <table:table-cell table:style-name="ce96" table:formula="of:=SUM([.C13:.C19])" office:value-type="float" office:value="8250378" calcext:value-type="float">
            <text:p>8,250,378</text:p>
          </table:table-cell>
          <table:table-cell table:style-name="ce96" table:formula="of:=SUM([.D13:.D19])" office:value-type="float" office:value="48827788" calcext:value-type="float">
            <text:p>48,827,788</text:p>
          </table:table-cell>
          <table:table-cell table:style-name="ce96" table:formula="of:=SUM([.E13:.E19])" office:value-type="float" office:value="57078166" calcext:value-type="float">
            <text:p>57,078,16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number-columns-repeated="3"/>
          <table:table-cell table:style-name="ce111" table:number-columns-repeated="22"/>
          <table:table-cell table:number-columns-repeated="998"/>
        </table:table-row>
        <table:table-row table:style-name="ro1">
          <table:table-cell table:style-name="ce72"/>
          <table:table-cell table:style-name="ce80" table:number-columns-repeated="3"/>
          <table:table-cell table:style-name="ce111" table:number-columns-repeated="22"/>
          <table:table-cell table:number-columns-repeated="998"/>
        </table:table-row>
        <table:table-row table:style-name="ro1">
          <table:table-cell table:style-name="ce72" office:value-type="float" office:value="2014" calcext:value-type="float">
            <text:p>2014</text:p>
          </table:table-cell>
          <table:table-cell table:style-name="ce81" office:value-type="date" office:date-value="2023-06-30" calcext:value-type="date">
            <text:p>June 30</text:p>
          </table:table-cell>
          <table:table-cell table:style-name="ce97" office:value-type="string" calcext:value-type="string">
            <text:p>RSED Total</text:p>
          </table:table-cell>
          <table:table-cell table:style-name="ce97" office:value-type="string" calcext:value-type="string">
            <text:p>LDC Total</text:p>
          </table:table-cell>
          <table:table-cell table:style-name="ce97" office:value-type="string" calcext:value-type="string">
            <text:p>Eliminations</text:p>
          </table:table-cell>
          <table:table-cell table:style-name="ce97" office:value-type="string" calcext:value-type="string">
            <text:p>RSEA Total</text:p>
          </table:table-cell>
          <table:table-cell table:style-name="ce111" table:number-columns-repeated="20"/>
          <table:table-cell table:number-columns-repeated="998"/>
        </table:table-row>
        <table:table-row table:style-name="ro1">
          <table:table-cell table:style-name="ce73"/>
          <table:table-cell table:style-name="ce82" office:value-type="float" office:value="2015" calcext:value-type="float">
            <text:p>2015</text:p>
          </table:table-cell>
          <table:table-cell table:style-name="ce98" office:value-type="float" office:value="11977795" calcext:value-type="float">
            <text:p>11,977,795</text:p>
          </table:table-cell>
          <table:table-cell table:style-name="ce98" office:value-type="float" office:value="9421859" calcext:value-type="float">
            <text:p>9,421,859</text:p>
          </table:table-cell>
          <table:table-cell table:style-name="ce98" office:value-type="float" office:value="-3402988" calcext:value-type="float">
            <text:p>-3,402,988</text:p>
          </table:table-cell>
          <table:table-cell table:style-name="ce98" table:formula="of:=SUM([.C24:.E24])" office:value-type="float" office:value="17996666" calcext:value-type="float">
            <text:p>17,996,666</text:p>
          </table:table-cell>
          <table:table-cell table:style-name="ce111" table:number-columns-repeated="20"/>
          <table:table-cell table:number-columns-repeated="998"/>
        </table:table-row>
        <table:table-row table:style-name="ro1">
          <table:table-cell table:style-name="ce73"/>
          <table:table-cell table:style-name="ce82" office:value-type="float" office:value="2016" calcext:value-type="float">
            <text:p>2016</text:p>
          </table:table-cell>
          <table:table-cell table:style-name="ce98" office:value-type="float" office:value="382500" calcext:value-type="float">
            <text:p>382,500</text:p>
          </table:table-cell>
          <table:table-cell table:style-name="ce98" office:value-type="float" office:value="794325" calcext:value-type="float">
            <text:p>794,325</text:p>
          </table:table-cell>
          <table:table-cell table:style-name="ce98" office:value-type="string" calcext:value-type="string">
            <text:p>-</text:p>
          </table:table-cell>
          <table:table-cell table:style-name="ce98" table:formula="of:=SUM([.C25:.E25])" office:value-type="float" office:value="1176825" calcext:value-type="float">
            <text:p>1,176,825</text:p>
          </table:table-cell>
          <table:table-cell table:style-name="ce111" table:number-columns-repeated="20"/>
          <table:table-cell table:number-columns-repeated="998"/>
        </table:table-row>
        <table:table-row table:style-name="ro1">
          <table:table-cell table:style-name="ce73"/>
          <table:table-cell table:style-name="ce82" office:value-type="float" office:value="2017" calcext:value-type="float">
            <text:p>2017</text:p>
          </table:table-cell>
          <table:table-cell table:style-name="ce98" office:value-type="float" office:value="550000" calcext:value-type="float">
            <text:p>550,000</text:p>
          </table:table-cell>
          <table:table-cell table:style-name="ce98" office:value-type="float" office:value="6465128" calcext:value-type="float">
            <text:p>6,465,128</text:p>
          </table:table-cell>
          <table:table-cell table:style-name="ce98" office:value-type="string" calcext:value-type="string">
            <text:p>-</text:p>
          </table:table-cell>
          <table:table-cell table:style-name="ce98" table:formula="of:=SUM([.C26:.E26])" office:value-type="float" office:value="7015128" calcext:value-type="float">
            <text:p>7,015,128</text:p>
          </table:table-cell>
          <table:table-cell table:style-name="ce111" table:number-columns-repeated="20"/>
          <table:table-cell table:number-columns-repeated="998"/>
        </table:table-row>
        <table:table-row table:style-name="ro1">
          <table:table-cell table:style-name="ce73"/>
          <table:table-cell table:style-name="ce82" office:value-type="float" office:value="2018" calcext:value-type="float">
            <text:p>2018</text:p>
          </table:table-cell>
          <table:table-cell table:style-name="ce98" office:value-type="float" office:value="175000" calcext:value-type="float">
            <text:p>175,000</text:p>
          </table:table-cell>
          <table:table-cell table:style-name="ce98" office:value-type="float" office:value="7952669" calcext:value-type="float">
            <text:p>7,952,669</text:p>
          </table:table-cell>
          <table:table-cell table:style-name="ce98" office:value-type="string" calcext:value-type="string">
            <text:p>-</text:p>
          </table:table-cell>
          <table:table-cell table:style-name="ce98" table:formula="of:=SUM([.C27:.E27])" office:value-type="float" office:value="8127669" calcext:value-type="float">
            <text:p>8,127,669</text:p>
          </table:table-cell>
          <table:table-cell table:style-name="ce111" table:number-columns-repeated="20"/>
          <table:table-cell table:number-columns-repeated="998"/>
        </table:table-row>
        <table:table-row table:style-name="ro1">
          <table:table-cell table:style-name="ce73"/>
          <table:table-cell table:style-name="ce82" office:value-type="float" office:value="2019" calcext:value-type="float">
            <text:p>2019</text:p>
          </table:table-cell>
          <table:table-cell table:style-name="ce98" office:value-type="float" office:value="375000" calcext:value-type="float">
            <text:p>375,000</text:p>
          </table:table-cell>
          <table:table-cell table:style-name="ce98" office:value-type="float" office:value="744271" calcext:value-type="float">
            <text:p>744,271</text:p>
          </table:table-cell>
          <table:table-cell table:style-name="ce98" office:value-type="string" calcext:value-type="string">
            <text:p>-</text:p>
          </table:table-cell>
          <table:table-cell table:style-name="ce98" table:formula="of:=SUM([.C28:.E28])" office:value-type="float" office:value="1119271" calcext:value-type="float">
            <text:p>1,119,271</text:p>
          </table:table-cell>
          <table:table-cell table:style-name="ce111" table:number-columns-repeated="20"/>
          <table:table-cell table:number-columns-repeated="998"/>
        </table:table-row>
        <table:table-row table:style-name="ro1">
          <table:table-cell table:style-name="ce73"/>
          <table:table-cell table:style-name="ce82" office:value-type="string" calcext:value-type="string">
            <text:p>Thereaafter</text:p>
          </table:table-cell>
          <table:table-cell table:style-name="ce98" office:value-type="float" office:value="1000000" calcext:value-type="float">
            <text:p>1,000,000</text:p>
          </table:table-cell>
          <table:table-cell table:style-name="ce98" office:value-type="float" office:value="51953060" calcext:value-type="float">
            <text:p>51,953,060</text:p>
          </table:table-cell>
          <table:table-cell table:style-name="ce98" office:value-type="string" calcext:value-type="string">
            <text:p>-</text:p>
          </table:table-cell>
          <table:table-cell table:style-name="ce98" table:formula="of:=SUM([.C29:.E29])" office:value-type="float" office:value="52953060" calcext:value-type="float">
            <text:p>52,953,060</text:p>
          </table:table-cell>
          <table:table-cell table:style-name="ce111" table:number-columns-repeated="20"/>
          <table:table-cell table:number-columns-repeated="998"/>
        </table:table-row>
        <table:table-row table:style-name="ro1">
          <table:table-cell table:style-name="ce73"/>
          <table:table-cell table:style-name="ce82" office:value-type="string" calcext:value-type="string">
            <text:p>Discount</text:p>
          </table:table-cell>
          <table:table-cell table:style-name="ce98"/>
          <table:table-cell table:style-name="ce98" office:value-type="float" office:value="-5537" calcext:value-type="float">
            <text:p>-5,537</text:p>
          </table:table-cell>
          <table:table-cell table:style-name="ce98"/>
          <table:table-cell table:style-name="ce98" table:formula="of:=SUM([.C30:.E30])" office:value-type="float" office:value="-5537" calcext:value-type="float">
            <text:p>-5,537</text:p>
          </table:table-cell>
          <table:table-cell table:style-name="ce111" table:number-columns-repeated="20"/>
          <table:table-cell table:number-columns-repeated="998"/>
        </table:table-row>
        <table:table-row table:style-name="ro1">
          <table:table-cell table:style-name="ce73"/>
          <table:table-cell table:style-name="ce83" office:value-type="string" calcext:value-type="string">
            <text:p>Total</text:p>
          </table:table-cell>
          <table:table-cell table:style-name="ce99" table:formula="of:=SUM([.C24:.C30])" office:value-type="float" office:value="14460295" calcext:value-type="float">
            <text:p>14,460,295</text:p>
          </table:table-cell>
          <table:table-cell table:style-name="ce99" table:formula="of:=SUM([.D24:.D30])" office:value-type="float" office:value="77325775" calcext:value-type="float">
            <text:p>77,325,775</text:p>
          </table:table-cell>
          <table:table-cell table:style-name="ce99" table:formula="of:=SUM([.E24:.E30])" office:value-type="float" office:value="-3402988" calcext:value-type="float">
            <text:p>-3,402,988</text:p>
          </table:table-cell>
          <table:table-cell table:style-name="ce99" table:formula="of:=SUM([.F24:.F30])" office:value-type="float" office:value="88383082" calcext:value-type="float">
            <text:p>88,383,082</text:p>
          </table:table-cell>
          <table:table-cell table:style-name="ce111" table:number-columns-repeated="20"/>
          <table:table-cell table:number-columns-repeated="998"/>
        </table:table-row>
        <table:table-row table:style-name="ro1">
          <table:table-cell table:style-name="ce72"/>
          <table:table-cell table:style-name="ce77" table:number-columns-repeated="3"/>
          <table:table-cell table:style-name="ce111" table:number-columns-repeated="22"/>
          <table:table-cell table:number-columns-repeated="998"/>
        </table:table-row>
        <table:table-row table:style-name="ro1">
          <table:table-cell table:style-name="ce72" office:value-type="float" office:value="2015" calcext:value-type="float">
            <text:p>2015</text:p>
          </table:table-cell>
          <table:table-cell table:style-name="ce81" office:value-type="date" office:date-value="2023-06-30" calcext:value-type="date">
            <text:p>June 30</text:p>
          </table:table-cell>
          <table:table-cell table:style-name="ce97" office:value-type="string" calcext:value-type="string">
            <text:p>RSED Total</text:p>
          </table:table-cell>
          <table:table-cell table:style-name="ce97" office:value-type="string" calcext:value-type="string">
            <text:p>LDC Total</text:p>
          </table:table-cell>
          <table:table-cell table:style-name="ce97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16" calcext:value-type="float">
            <text:p>2016</text:p>
          </table:table-cell>
          <table:table-cell table:style-name="ce98" office:value-type="float" office:value="402795" calcext:value-type="float">
            <text:p>402,795</text:p>
          </table:table-cell>
          <table:table-cell table:style-name="ce98" office:value-type="float" office:value="6439457" calcext:value-type="float">
            <text:p>6,439,457</text:p>
          </table:table-cell>
          <table:table-cell table:style-name="ce98" table:formula="of:=SUM([.C34:.D34])" office:value-type="float" office:value="6842252" calcext:value-type="float">
            <text:p>6,842,25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82" office:value-type="float" office:value="2017" calcext:value-type="float">
            <text:p>2017</text:p>
          </table:table-cell>
          <table:table-cell table:style-name="ce98" office:value-type="float" office:value="250004" calcext:value-type="float">
            <text:p>250,004</text:p>
          </table:table-cell>
          <table:table-cell table:style-name="ce98" office:value-type="float" office:value="6465127" calcext:value-type="float">
            <text:p>6,465,127</text:p>
          </table:table-cell>
          <table:table-cell table:style-name="ce98" table:formula="of:=SUM([.C35:.D35])" office:value-type="float" office:value="6715131" calcext:value-type="float">
            <text:p>6,715,131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82" office:value-type="float" office:value="2018" calcext:value-type="float">
            <text:p>2018</text:p>
          </table:table-cell>
          <table:table-cell table:style-name="ce98" office:value-type="float" office:value="175008" calcext:value-type="float">
            <text:p>175,008</text:p>
          </table:table-cell>
          <table:table-cell table:style-name="ce98" office:value-type="float" office:value="7952669" calcext:value-type="float">
            <text:p>7,952,669</text:p>
          </table:table-cell>
          <table:table-cell table:style-name="ce98" table:formula="of:=SUM([.C36:.D36])" office:value-type="float" office:value="8127677" calcext:value-type="float">
            <text:p>8,127,677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82" office:value-type="float" office:value="2019" calcext:value-type="float">
            <text:p>2019</text:p>
          </table:table-cell>
          <table:table-cell table:style-name="ce98" office:value-type="float" office:value="125000" calcext:value-type="float">
            <text:p>125,000</text:p>
          </table:table-cell>
          <table:table-cell table:style-name="ce98" office:value-type="float" office:value="3572332" calcext:value-type="float">
            <text:p>3,572,332</text:p>
          </table:table-cell>
          <table:table-cell table:style-name="ce98" table:formula="of:=SUM([.C37:.D37])" office:value-type="float" office:value="3697332" calcext:value-type="float">
            <text:p>3,697,33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82" office:value-type="float" office:value="2020" calcext:value-type="float">
            <text:p>2020</text:p>
          </table:table-cell>
          <table:table-cell table:style-name="ce98" office:value-type="float" office:value="200000" calcext:value-type="float">
            <text:p>200,000</text:p>
          </table:table-cell>
          <table:table-cell table:style-name="ce98" office:value-type="float" office:value="855000" calcext:value-type="float">
            <text:p>855,000</text:p>
          </table:table-cell>
          <table:table-cell table:style-name="ce98" table:formula="of:=SUM([.C38:.D38])" office:value-type="float" office:value="1055000" calcext:value-type="float">
            <text:p>1,055,00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82" office:value-type="string" calcext:value-type="string">
            <text:p>Thereafter</text:p>
          </table:table-cell>
          <table:table-cell table:style-name="ce98" office:value-type="float" office:value="1200000" calcext:value-type="float">
            <text:p>1,200,000</text:p>
          </table:table-cell>
          <table:table-cell table:style-name="ce98" office:value-type="float" office:value="48269999" calcext:value-type="float">
            <text:p>48,269,999</text:p>
          </table:table-cell>
          <table:table-cell table:style-name="ce98" table:formula="of:=SUM([.C39:.D39])" office:value-type="float" office:value="49469999" calcext:value-type="float">
            <text:p>49,469,999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82" office:value-type="string" calcext:value-type="string">
            <text:p>Discount</text:p>
          </table:table-cell>
          <table:table-cell table:style-name="ce98" office:value-type="string" calcext:value-type="string">
            <text:p>-</text:p>
          </table:table-cell>
          <table:table-cell table:style-name="ce98" office:value-type="float" office:value="-3293" calcext:value-type="float">
            <text:p>-3,293</text:p>
          </table:table-cell>
          <table:table-cell table:style-name="ce98" table:formula="of:=SUM([.C40:.D40])" office:value-type="float" office:value="-3293" calcext:value-type="float">
            <text:p>-3,293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84" office:value-type="string" calcext:value-type="string">
            <text:p>Total</text:p>
          </table:table-cell>
          <table:table-cell table:style-name="ce100" table:formula="of:=SUM([.C34:.C40])" office:value-type="float" office:value="2352807" calcext:value-type="float">
            <text:p>2,352,807</text:p>
          </table:table-cell>
          <table:table-cell table:style-name="ce100" table:formula="of:=SUM([.D34:.D40])" office:value-type="float" office:value="73551291" calcext:value-type="float">
            <text:p>73,551,291</text:p>
          </table:table-cell>
          <table:table-cell table:style-name="ce100" table:formula="of:=SUM([.E34:.E40])" office:value-type="float" office:value="75904098" calcext:value-type="float">
            <text:p>75,904,098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3"/>
          <table:table-cell table:style-name="ce77" table:number-columns-repeated="3"/>
          <table:table-cell table:style-name="ce111" table:number-columns-repeated="22"/>
          <table:table-cell table:number-columns-repeated="998"/>
        </table:table-row>
        <table:table-row table:style-name="ro1">
          <table:table-cell table:style-name="ce72" office:value-type="float" office:value="2016" calcext:value-type="float">
            <text:p>2016</text:p>
          </table:table-cell>
          <table:table-cell table:style-name="ce81" office:value-type="date" office:date-value="2023-06-30" calcext:value-type="date">
            <text:p>June 30</text:p>
          </table:table-cell>
          <table:table-cell table:style-name="ce97" office:value-type="string" calcext:value-type="string">
            <text:p>RSED Total</text:p>
          </table:table-cell>
          <table:table-cell table:style-name="ce97" office:value-type="string" calcext:value-type="string">
            <text:p>LDC Total</text:p>
          </table:table-cell>
          <table:table-cell table:style-name="ce97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17" calcext:value-type="float">
            <text:p>2017</text:p>
          </table:table-cell>
          <table:table-cell table:style-name="ce98" office:value-type="float" office:value="312508" calcext:value-type="float">
            <text:p>312,508</text:p>
          </table:table-cell>
          <table:table-cell table:style-name="ce98" office:value-type="float" office:value="7305128" calcext:value-type="float">
            <text:p>7,305,128</text:p>
          </table:table-cell>
          <table:table-cell table:style-name="ce98" table:formula="of:=SUM([.C44:.D44])" office:value-type="float" office:value="7617636" calcext:value-type="float">
            <text:p>7,617,63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18" calcext:value-type="float">
            <text:p>2018</text:p>
          </table:table-cell>
          <table:table-cell table:style-name="ce98" office:value-type="float" office:value="487516" calcext:value-type="float">
            <text:p>487,516</text:p>
          </table:table-cell>
          <table:table-cell table:style-name="ce98" office:value-type="float" office:value="8832669" calcext:value-type="float">
            <text:p>8,832,669</text:p>
          </table:table-cell>
          <table:table-cell table:style-name="ce98" table:formula="of:=SUM([.C45:.D45])" office:value-type="float" office:value="9320185" calcext:value-type="float">
            <text:p>9,320,185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19" calcext:value-type="float">
            <text:p>2019</text:p>
          </table:table-cell>
          <table:table-cell table:style-name="ce98" office:value-type="float" office:value="437500" calcext:value-type="float">
            <text:p>437,500</text:p>
          </table:table-cell>
          <table:table-cell table:style-name="ce98" office:value-type="float" office:value="1774270" calcext:value-type="float">
            <text:p>1,774,270</text:p>
          </table:table-cell>
          <table:table-cell table:style-name="ce98" table:formula="of:=SUM([.C46:.D46])" office:value-type="float" office:value="2211770" calcext:value-type="float">
            <text:p>2,211,770</text:p>
          </table:table-cell>
          <table:table-cell table:style-name="ce111" table:number-columns-repeated="5"/>
          <table:table-cell table:style-name="ce111" office:value-type="string" calcext:value-type="string">
            <text:p><text:s/></text:p>
          </table:table-cell>
          <table:table-cell table:style-name="ce111" table:number-columns-repeated="15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0" calcext:value-type="float">
            <text:p>2020</text:p>
          </table:table-cell>
          <table:table-cell table:style-name="ce98" office:value-type="float" office:value="762504" calcext:value-type="float">
            <text:p>762,504</text:p>
          </table:table-cell>
          <table:table-cell table:style-name="ce98" office:value-type="float" office:value="1872822" calcext:value-type="float">
            <text:p>1,872,822</text:p>
          </table:table-cell>
          <table:table-cell table:style-name="ce98" table:formula="of:=SUM([.C47:.D47])" office:value-type="float" office:value="2635326" calcext:value-type="float">
            <text:p>2,635,32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1" calcext:value-type="float">
            <text:p>2021</text:p>
          </table:table-cell>
          <table:table-cell table:style-name="ce98" office:value-type="float" office:value="500000" calcext:value-type="float">
            <text:p>500,000</text:p>
          </table:table-cell>
          <table:table-cell table:style-name="ce98" office:value-type="float" office:value="1971606" calcext:value-type="float">
            <text:p>1,971,606</text:p>
          </table:table-cell>
          <table:table-cell table:style-name="ce98" table:formula="of:=SUM([.C48:.D48])" office:value-type="float" office:value="2471606" calcext:value-type="float">
            <text:p>2,471,60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string" calcext:value-type="string">
            <text:p>Thereafter</text:p>
          </table:table-cell>
          <table:table-cell table:style-name="ce98" office:value-type="string" calcext:value-type="string">
            <text:p>-</text:p>
          </table:table-cell>
          <table:table-cell table:style-name="ce98" office:value-type="float" office:value="80013633" calcext:value-type="float">
            <text:p>80,013,633</text:p>
          </table:table-cell>
          <table:table-cell table:style-name="ce98" table:formula="of:=SUM([.C49:.D49])" office:value-type="float" office:value="80013633" calcext:value-type="float">
            <text:p>80,013,633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string" calcext:value-type="string">
            <text:p>Premium</text:p>
          </table:table-cell>
          <table:table-cell table:style-name="ce98" office:value-type="string" calcext:value-type="string">
            <text:p>-</text:p>
          </table:table-cell>
          <table:table-cell table:style-name="ce98" office:value-type="float" office:value="587540" calcext:value-type="float">
            <text:p>587,540</text:p>
          </table:table-cell>
          <table:table-cell table:style-name="ce98" table:formula="of:=SUM([.C50:.D50])" office:value-type="float" office:value="587540" calcext:value-type="float">
            <text:p>587,54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4" office:value-type="string" calcext:value-type="string">
            <text:p>Total</text:p>
          </table:table-cell>
          <table:table-cell table:style-name="ce100" table:formula="of:=SUM([.C44:.C50])" office:value-type="float" office:value="2500028" calcext:value-type="float">
            <text:p>2,500,028</text:p>
          </table:table-cell>
          <table:table-cell table:style-name="ce100" table:formula="of:=SUM([.D44:.D50])" office:value-type="float" office:value="102357668" calcext:value-type="float">
            <text:p>102,357,668</text:p>
          </table:table-cell>
          <table:table-cell table:style-name="ce100" table:formula="of:=SUM([.E44:.E50])" office:value-type="float" office:value="104857696" calcext:value-type="float">
            <text:p>104,857,69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77" table:number-columns-repeated="3"/>
          <table:table-cell table:style-name="ce111" table:number-columns-repeated="22"/>
          <table:table-cell table:number-columns-repeated="998"/>
        </table:table-row>
        <table:table-row table:style-name="ro1">
          <table:table-cell table:style-name="ce72" office:value-type="float" office:value="2017" calcext:value-type="float">
            <text:p>2017</text:p>
          </table:table-cell>
          <table:table-cell table:style-name="ce85" office:value-type="date" office:date-value="2023-06-30" calcext:value-type="date">
            <text:p>June 30</text:p>
          </table:table-cell>
          <table:table-cell table:style-name="ce101" office:value-type="string" calcext:value-type="string">
            <text:p>RSED Total</text:p>
          </table:table-cell>
          <table:table-cell table:style-name="ce101" office:value-type="string" calcext:value-type="string">
            <text:p>LDC Total</text:p>
          </table:table-cell>
          <table:table-cell table:style-name="ce101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18" calcext:value-type="float">
            <text:p>2018</text:p>
          </table:table-cell>
          <table:table-cell table:style-name="ce102" office:value-type="float" office:value="612526" calcext:value-type="float">
            <text:p>612,526</text:p>
          </table:table-cell>
          <table:table-cell table:style-name="ce102" office:value-type="float" office:value="9110000" calcext:value-type="float">
            <text:p>9,110,000</text:p>
          </table:table-cell>
          <table:table-cell table:style-name="ce102" table:formula="of:=SUM([.C54:.D54])" office:value-type="float" office:value="9722526" calcext:value-type="float">
            <text:p>9,722,52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19" calcext:value-type="float">
            <text:p>2019</text:p>
          </table:table-cell>
          <table:table-cell table:style-name="ce102" office:value-type="float" office:value="562502" calcext:value-type="float">
            <text:p>562,502</text:p>
          </table:table-cell>
          <table:table-cell table:style-name="ce102" office:value-type="float" office:value="2225000" calcext:value-type="float">
            <text:p>2,225,000</text:p>
          </table:table-cell>
          <table:table-cell table:style-name="ce102" table:formula="of:=SUM([.C55:.D55])" office:value-type="float" office:value="2787502" calcext:value-type="float">
            <text:p>2,787,50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0" calcext:value-type="float">
            <text:p>2020</text:p>
          </table:table-cell>
          <table:table-cell table:style-name="ce102" office:value-type="float" office:value="887500" calcext:value-type="float">
            <text:p>887,500</text:p>
          </table:table-cell>
          <table:table-cell table:style-name="ce102" office:value-type="float" office:value="3545000" calcext:value-type="float">
            <text:p>3,545,000</text:p>
          </table:table-cell>
          <table:table-cell table:style-name="ce102" table:formula="of:=SUM([.C56:.D56])" office:value-type="float" office:value="4432500" calcext:value-type="float">
            <text:p>4,432,50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1" calcext:value-type="float">
            <text:p>2021</text:p>
          </table:table-cell>
          <table:table-cell table:style-name="ce102" office:value-type="float" office:value="625000" calcext:value-type="float">
            <text:p>625,000</text:p>
          </table:table-cell>
          <table:table-cell table:style-name="ce102" office:value-type="float" office:value="2455000" calcext:value-type="float">
            <text:p>2,455,000</text:p>
          </table:table-cell>
          <table:table-cell table:style-name="ce102" table:formula="of:=SUM([.C57:.D57])" office:value-type="float" office:value="3080000" calcext:value-type="float">
            <text:p>3,080,00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2" calcext:value-type="float">
            <text:p>2022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5405000" calcext:value-type="float">
            <text:p>5,405,000</text:p>
          </table:table-cell>
          <table:table-cell table:style-name="ce102" table:formula="of:=SUM([.C58:.D58])" office:value-type="float" office:value="5405000" calcext:value-type="float">
            <text:p>5,405,00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string" calcext:value-type="string">
            <text:p>Thereafter</text:p>
          </table:table-cell>
          <table:table-cell table:style-name="ce102" office:value-type="float" office:value="1000000" calcext:value-type="float">
            <text:p>1,000,000</text:p>
          </table:table-cell>
          <table:table-cell table:style-name="ce102" office:value-type="float" office:value="115085000" calcext:value-type="float">
            <text:p>115,085,000</text:p>
          </table:table-cell>
          <table:table-cell table:style-name="ce102" table:formula="of:=SUM([.C59:.D59])" office:value-type="float" office:value="116085000" calcext:value-type="float">
            <text:p>116,085,00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4"/>
          <table:table-cell table:style-name="ce87" office:value-type="string" calcext:value-type="string">
            <text:p>Subtotal</text:p>
          </table:table-cell>
          <table:table-cell table:style-name="ce103" table:formula="of:=SUM([.C54:.C59])" office:value-type="float" office:value="3687528" calcext:value-type="float">
            <text:p>3,687,528</text:p>
          </table:table-cell>
          <table:table-cell table:style-name="ce103" table:formula="of:=SUM([.D54:.D59])" office:value-type="float" office:value="137825000" calcext:value-type="float">
            <text:p>137,825,000</text:p>
          </table:table-cell>
          <table:table-cell table:style-name="ce103" table:formula="of:=SUM([.E54:.E59])" office:value-type="float" office:value="141512528" calcext:value-type="float">
            <text:p>141,512,528</text:p>
          </table:table-cell>
          <table:table-cell table:style-name="ce74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8" office:value-type="string" calcext:value-type="string">
            <text:p>Costs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-4859966" calcext:value-type="float">
            <text:p>-4,859,966</text:p>
          </table:table-cell>
          <table:table-cell table:style-name="ce110" table:formula="of:=SUM([.C61:.D61])" office:value-type="float" office:value="-4859966" calcext:value-type="float">
            <text:p>-4,859,96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9" office:value-type="string" calcext:value-type="string">
            <text:p>Total</text:p>
          </table:table-cell>
          <table:table-cell table:style-name="ce105" table:formula="of:=SUM([.C60:.C61])" office:value-type="float" office:value="3687528" calcext:value-type="float">
            <text:p>3,687,528</text:p>
          </table:table-cell>
          <table:table-cell table:style-name="ce105" table:formula="of:=SUM([.D60:.D61])" office:value-type="float" office:value="132965034" calcext:value-type="float">
            <text:p>132,965,034</text:p>
          </table:table-cell>
          <table:table-cell table:style-name="ce105" table:formula="of:=(SUM([.E60:.E61]))" office:value-type="float" office:value="136652562" calcext:value-type="float">
            <text:p>136,652,56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5"/>
          <table:table-cell table:style-name="ce77" table:number-columns-repeated="3"/>
          <table:table-cell table:style-name="ce111" table:number-columns-repeated="22"/>
          <table:table-cell table:number-columns-repeated="998"/>
        </table:table-row>
        <table:table-row table:style-name="ro1">
          <table:table-cell table:style-name="ce72" office:value-type="float" office:value="2018" calcext:value-type="float">
            <text:p>2018</text:p>
          </table:table-cell>
          <table:table-cell table:style-name="ce81" office:value-type="date" office:date-value="2023-06-30" calcext:value-type="date">
            <text:p>June 30</text:p>
          </table:table-cell>
          <table:table-cell table:style-name="ce97" office:value-type="string" calcext:value-type="string">
            <text:p>RSED Total</text:p>
          </table:table-cell>
          <table:table-cell table:style-name="ce97" office:value-type="string" calcext:value-type="string">
            <text:p>LDC Total</text:p>
          </table:table-cell>
          <table:table-cell table:style-name="ce97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19" calcext:value-type="float">
            <text:p>2019</text:p>
          </table:table-cell>
          <table:table-cell table:style-name="ce98" office:value-type="float" office:value="491668" calcext:value-type="float">
            <text:p>491,668</text:p>
          </table:table-cell>
          <table:table-cell table:style-name="ce98" office:value-type="float" office:value="2225000" calcext:value-type="float">
            <text:p>2,225,000</text:p>
          </table:table-cell>
          <table:table-cell table:style-name="ce98" table:formula="of:=SUM([.C65:.D65])" office:value-type="float" office:value="2716668" calcext:value-type="float">
            <text:p>2,716,668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0" calcext:value-type="float">
            <text:p>2020</text:p>
          </table:table-cell>
          <table:table-cell table:style-name="ce98" office:value-type="float" office:value="987512" calcext:value-type="float">
            <text:p>987,512</text:p>
          </table:table-cell>
          <table:table-cell table:style-name="ce98" office:value-type="float" office:value="3545000" calcext:value-type="float">
            <text:p>3,545,000</text:p>
          </table:table-cell>
          <table:table-cell table:style-name="ce98" table:formula="of:=SUM([.C66:.D66])" office:value-type="float" office:value="4532512" calcext:value-type="float">
            <text:p>4,532,51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1" calcext:value-type="float">
            <text:p>2021</text:p>
          </table:table-cell>
          <table:table-cell table:style-name="ce98" office:value-type="float" office:value="712500" calcext:value-type="float">
            <text:p>712,500</text:p>
          </table:table-cell>
          <table:table-cell table:style-name="ce98" office:value-type="float" office:value="2455000" calcext:value-type="float">
            <text:p>2,455,000</text:p>
          </table:table-cell>
          <table:table-cell table:style-name="ce98" table:formula="of:=SUM([.C67:.D67])" office:value-type="float" office:value="3167500" calcext:value-type="float">
            <text:p>3,167,50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2" calcext:value-type="float">
            <text:p>2022</text:p>
          </table:table-cell>
          <table:table-cell table:style-name="ce98" office:value-type="float" office:value="62500" calcext:value-type="float">
            <text:p>62,500</text:p>
          </table:table-cell>
          <table:table-cell table:style-name="ce98" office:value-type="float" office:value="2650000" calcext:value-type="float">
            <text:p>2,650,000</text:p>
          </table:table-cell>
          <table:table-cell table:style-name="ce98" table:formula="of:=SUM([.C68:.D68])" office:value-type="float" office:value="2712500" calcext:value-type="float">
            <text:p>2,712,50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3" calcext:value-type="float">
            <text:p>2023</text:p>
          </table:table-cell>
          <table:table-cell table:style-name="ce98" office:value-type="string" calcext:value-type="string">
            <text:p>-</text:p>
          </table:table-cell>
          <table:table-cell table:style-name="ce98" office:value-type="float" office:value="2995000" calcext:value-type="float">
            <text:p>2,995,000</text:p>
          </table:table-cell>
          <table:table-cell table:style-name="ce98" table:formula="of:=SUM([.C69:.D69])-[.F73]" office:value-type="float" office:value="2995000" calcext:value-type="float">
            <text:p>2,995,00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string" calcext:value-type="string">
            <text:p>Thereafter</text:p>
          </table:table-cell>
          <table:table-cell table:style-name="ce98" office:value-type="string" calcext:value-type="string">
            <text:p>-</text:p>
          </table:table-cell>
          <table:table-cell table:style-name="ce98" office:value-type="float" office:value="117756675" calcext:value-type="float">
            <text:p>117,756,675</text:p>
          </table:table-cell>
          <table:table-cell table:style-name="ce98" table:formula="of:=SUM([.C70:.D70])" office:value-type="float" office:value="117756675" calcext:value-type="float">
            <text:p>117,756,675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3" office:value-type="string" calcext:value-type="string">
            <text:p>Subtotal</text:p>
          </table:table-cell>
          <table:table-cell table:style-name="ce99" table:formula="of:=SUM([.C65:.C70])" office:value-type="float" office:value="2254180" calcext:value-type="float">
            <text:p>2,254,180</text:p>
          </table:table-cell>
          <table:table-cell table:style-name="ce99" table:formula="of:=SUM([.D65:.D70])" office:value-type="float" office:value="131626675" calcext:value-type="float">
            <text:p>131,626,675</text:p>
          </table:table-cell>
          <table:table-cell table:style-name="ce99" table:formula="of:=SUM([.E65:.E70])" office:value-type="float" office:value="133880855" calcext:value-type="float">
            <text:p>133,880,855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90" office:value-type="string" calcext:value-type="string">
            <text:p>Costs</text:p>
          </table:table-cell>
          <table:table-cell table:style-name="ce106" office:value-type="string" calcext:value-type="string">
            <text:p>q</text:p>
          </table:table-cell>
          <table:table-cell table:style-name="ce106" office:value-type="float" office:value="-4488958" calcext:value-type="float">
            <text:p>-4,488,958</text:p>
          </table:table-cell>
          <table:table-cell table:style-name="ce106" table:formula="of:=SUM([.C72:.D72])" office:value-type="float" office:value="-4488958" calcext:value-type="float">
            <text:p>-4,488,958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4" office:value-type="string" calcext:value-type="string">
            <text:p>Total</text:p>
          </table:table-cell>
          <table:table-cell table:style-name="ce100" table:formula="of:=SUM([.C71:.C72])" office:value-type="float" office:value="2254180" calcext:value-type="float">
            <text:p>2,254,180</text:p>
          </table:table-cell>
          <table:table-cell table:style-name="ce100" table:formula="of:=SUM([.D71:.D72])" office:value-type="float" office:value="127137717" calcext:value-type="float">
            <text:p>127,137,717</text:p>
          </table:table-cell>
          <table:table-cell table:style-name="ce100" table:formula="of:=SUM([.E71:.E72])" office:value-type="float" office:value="129391897" calcext:value-type="float">
            <text:p>129,391,897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77" table:number-columns-repeated="3"/>
          <table:table-cell table:style-name="ce111" table:number-columns-repeated="22"/>
          <table:table-cell table:number-columns-repeated="998"/>
        </table:table-row>
        <table:table-row table:style-name="ro1">
          <table:table-cell table:style-name="ce72" office:value-type="float" office:value="2019" calcext:value-type="float">
            <text:p>2019</text:p>
          </table:table-cell>
          <table:table-cell table:style-name="ce81" office:value-type="date" office:date-value="2023-06-30" calcext:value-type="date">
            <text:p>June 30</text:p>
          </table:table-cell>
          <table:table-cell table:style-name="ce97" office:value-type="string" calcext:value-type="string">
            <text:p>RSED Total</text:p>
          </table:table-cell>
          <table:table-cell table:style-name="ce97" office:value-type="string" calcext:value-type="string">
            <text:p>LDC Total</text:p>
          </table:table-cell>
          <table:table-cell table:style-name="ce97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0" calcext:value-type="float">
            <text:p>2020</text:p>
          </table:table-cell>
          <table:table-cell table:style-name="ce98" office:value-type="float" office:value="775000" calcext:value-type="float">
            <text:p>775,000</text:p>
          </table:table-cell>
          <table:table-cell table:style-name="ce98" office:value-type="float" office:value="2915122" calcext:value-type="float">
            <text:p>2,915,122</text:p>
          </table:table-cell>
          <table:table-cell table:style-name="ce98" table:formula="of:=SUM([.C76:.D76])" office:value-type="float" office:value="3690122" calcext:value-type="float">
            <text:p>3,690,12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1" calcext:value-type="float">
            <text:p>2021</text:p>
          </table:table-cell>
          <table:table-cell table:style-name="ce98" office:value-type="float" office:value="887500" calcext:value-type="float">
            <text:p>887,500</text:p>
          </table:table-cell>
          <table:table-cell table:style-name="ce98" office:value-type="float" office:value="3304934" calcext:value-type="float">
            <text:p>3,304,934</text:p>
          </table:table-cell>
          <table:table-cell table:style-name="ce98" table:formula="of:=SUM([.C77:.D77])" office:value-type="float" office:value="4192434" calcext:value-type="float">
            <text:p>4,192,434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2" calcext:value-type="float">
            <text:p>2022</text:p>
          </table:table-cell>
          <table:table-cell table:style-name="ce98" office:value-type="float" office:value="562500" calcext:value-type="float">
            <text:p>562,500</text:p>
          </table:table-cell>
          <table:table-cell table:style-name="ce98" office:value-type="float" office:value="3083571" calcext:value-type="float">
            <text:p>3,083,571</text:p>
          </table:table-cell>
          <table:table-cell table:style-name="ce98" table:formula="of:=SUM([.C78:.D78])" office:value-type="float" office:value="3646071" calcext:value-type="float">
            <text:p>3,646,071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3" calcext:value-type="float">
            <text:p>2023</text:p>
          </table:table-cell>
          <table:table-cell table:style-name="ce98" office:value-type="float" office:value="112500" calcext:value-type="float">
            <text:p>112,500</text:p>
          </table:table-cell>
          <table:table-cell table:style-name="ce98" office:value-type="float" office:value="3449143" calcext:value-type="float">
            <text:p>3,449,143</text:p>
          </table:table-cell>
          <table:table-cell table:style-name="ce98" table:formula="of:=SUM([.C79:.D79])" office:value-type="float" office:value="3561643" calcext:value-type="float">
            <text:p>3,561,643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float" office:value="2024" calcext:value-type="float">
            <text:p>2024</text:p>
          </table:table-cell>
          <table:table-cell table:style-name="ce98" office:value-type="string" calcext:value-type="string">
            <text:p>-</text:p>
          </table:table-cell>
          <table:table-cell table:style-name="ce98" office:value-type="float" office:value="3609956" calcext:value-type="float">
            <text:p>3,609,956</text:p>
          </table:table-cell>
          <table:table-cell table:style-name="ce98" table:formula="of:=SUM([.C80:.D80])" office:value-type="float" office:value="3609956" calcext:value-type="float">
            <text:p>3,609,95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2" office:value-type="string" calcext:value-type="string">
            <text:p>Thereafter</text:p>
          </table:table-cell>
          <table:table-cell table:style-name="ce98" office:value-type="string" calcext:value-type="string">
            <text:p>-</text:p>
          </table:table-cell>
          <table:table-cell table:style-name="ce98" office:value-type="float" office:value="149650238" calcext:value-type="float">
            <text:p>149,650,238</text:p>
          </table:table-cell>
          <table:table-cell table:style-name="ce98" table:formula="of:=SUM([.C81:.D81])" office:value-type="float" office:value="149650238" calcext:value-type="float">
            <text:p>149,650,238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3" office:value-type="string" calcext:value-type="string">
            <text:p>Subtotal</text:p>
          </table:table-cell>
          <table:table-cell table:style-name="ce99" table:formula="of:=SUM([.C76:.C81])" office:value-type="float" office:value="2337500" calcext:value-type="float">
            <text:p>2,337,500</text:p>
          </table:table-cell>
          <table:table-cell table:style-name="ce99" table:formula="of:=SUM([.D76:.D81])" office:value-type="float" office:value="166012964" calcext:value-type="float">
            <text:p>166,012,964</text:p>
          </table:table-cell>
          <table:table-cell table:style-name="ce99" table:formula="of:=SUM([.E76:.E81])" office:value-type="float" office:value="168350464" calcext:value-type="float">
            <text:p>168,350,464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90" office:value-type="string" calcext:value-type="string">
            <text:p>Costs</text:p>
          </table:table-cell>
          <table:table-cell table:style-name="ce106" office:value-type="string" calcext:value-type="string">
            <text:p>-</text:p>
          </table:table-cell>
          <table:table-cell table:style-name="ce106" office:value-type="float" office:value="-4751620" calcext:value-type="float">
            <text:p>-4,751,620</text:p>
          </table:table-cell>
          <table:table-cell table:style-name="ce106" table:formula="of:=SUM([.C83:.D83])" office:value-type="float" office:value="-4751620" calcext:value-type="float">
            <text:p>-4,751,62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91" office:value-type="string" calcext:value-type="string">
            <text:p>Total</text:p>
          </table:table-cell>
          <table:table-cell table:style-name="ce107" table:formula="of:=SUM([.C82:.C83])" office:value-type="float" office:value="2337500" calcext:value-type="float">
            <text:p>2,337,500</text:p>
          </table:table-cell>
          <table:table-cell table:style-name="ce107" table:formula="of:=SUM([.D82:.D83])" office:value-type="float" office:value="161261344" calcext:value-type="float">
            <text:p>161,261,344</text:p>
          </table:table-cell>
          <table:table-cell table:style-name="ce112" table:formula="of:=SUM([.E82:.E83])" office:value-type="float" office:value="163598844" calcext:value-type="float">
            <text:p>163,598,844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92"/>
          <table:table-cell table:style-name="ce108" table:number-columns-repeated="3"/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 office:value-type="float" office:value="2020" calcext:value-type="float">
            <text:p>2020</text:p>
          </table:table-cell>
          <table:table-cell table:style-name="ce85" office:value-type="date" office:date-value="2023-06-30" calcext:value-type="date">
            <text:p>June 30</text:p>
          </table:table-cell>
          <table:table-cell table:style-name="ce101" office:value-type="string" calcext:value-type="string">
            <text:p>RSED Total</text:p>
          </table:table-cell>
          <table:table-cell table:style-name="ce101" office:value-type="string" calcext:value-type="string">
            <text:p>LDC Total</text:p>
          </table:table-cell>
          <table:table-cell table:style-name="ce101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1" calcext:value-type="float">
            <text:p>2021</text:p>
          </table:table-cell>
          <table:table-cell table:style-name="ce102" office:value-type="float" office:value="1498180" calcext:value-type="float">
            <text:p>1,498,180</text:p>
          </table:table-cell>
          <table:table-cell table:style-name="ce102" office:value-type="float" office:value="2508117" calcext:value-type="float">
            <text:p>2,508,117</text:p>
          </table:table-cell>
          <table:table-cell table:style-name="ce102" table:formula="of:=SUM([.C87:.D87])" office:value-type="float" office:value="4006297" calcext:value-type="float">
            <text:p>4,006,297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2" calcext:value-type="float">
            <text:p>2022</text:p>
          </table:table-cell>
          <table:table-cell table:style-name="ce102" office:value-type="float" office:value="2586793" calcext:value-type="float">
            <text:p>2,586,793</text:p>
          </table:table-cell>
          <table:table-cell table:style-name="ce102" office:value-type="float" office:value="5408669" calcext:value-type="float">
            <text:p>5,408,669</text:p>
          </table:table-cell>
          <table:table-cell table:style-name="ce102" table:formula="of:=SUM([.C88:.D88])" office:value-type="float" office:value="7995462" calcext:value-type="float">
            <text:p>7,995,46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3" calcext:value-type="float">
            <text:p>2023</text:p>
          </table:table-cell>
          <table:table-cell table:style-name="ce102" office:value-type="float" office:value="1551030" calcext:value-type="float">
            <text:p>1,551,030</text:p>
          </table:table-cell>
          <table:table-cell table:style-name="ce102" office:value-type="float" office:value="3034462" calcext:value-type="float">
            <text:p>3,034,462</text:p>
          </table:table-cell>
          <table:table-cell table:style-name="ce102" table:formula="of:=SUM([.C89:.D89])" office:value-type="float" office:value="4585492" calcext:value-type="float">
            <text:p>4,585,49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4" calcext:value-type="float">
            <text:p>2024</text:p>
          </table:table-cell>
          <table:table-cell table:style-name="ce102" office:value-type="float" office:value="1086919" calcext:value-type="float">
            <text:p>1,086,919</text:p>
          </table:table-cell>
          <table:table-cell table:style-name="ce102" office:value-type="float" office:value="3180506" calcext:value-type="float">
            <text:p>3,180,506</text:p>
          </table:table-cell>
          <table:table-cell table:style-name="ce102" table:formula="of:=SUM([.C90:.D90])" office:value-type="float" office:value="4267425" calcext:value-type="float">
            <text:p>4,267,425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5" calcext:value-type="float">
            <text:p>2025</text:p>
          </table:table-cell>
          <table:table-cell table:style-name="ce102" office:value-type="float" office:value="927211" calcext:value-type="float">
            <text:p>927,211</text:p>
          </table:table-cell>
          <table:table-cell table:style-name="ce102" office:value-type="float" office:value="3471812" calcext:value-type="float">
            <text:p>3,471,812</text:p>
          </table:table-cell>
          <table:table-cell table:style-name="ce102" table:formula="of:=SUM([.C91:.D91])" office:value-type="float" office:value="4399023" calcext:value-type="float">
            <text:p>4,399,023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string" calcext:value-type="string">
            <text:p>Thereafter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47927462" calcext:value-type="float">
            <text:p>147,927,462</text:p>
          </table:table-cell>
          <table:table-cell table:style-name="ce102" table:formula="of:=SUM([.C92:.D92])" office:value-type="float" office:value="147927462" calcext:value-type="float">
            <text:p>147,927,46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93" office:value-type="string" calcext:value-type="string">
            <text:p>Subtotal</text:p>
          </table:table-cell>
          <table:table-cell table:style-name="ce109" table:formula="of:=SUM([.C87:.C92])" office:value-type="float" office:value="7650133" calcext:value-type="float">
            <text:p>7,650,133</text:p>
          </table:table-cell>
          <table:table-cell table:style-name="ce109" table:formula="of:=SUM([.D87:.D92])" office:value-type="float" office:value="165531028" calcext:value-type="float">
            <text:p>165,531,028</text:p>
          </table:table-cell>
          <table:table-cell table:style-name="ce109" table:formula="of:=SUM([.E87:.E92])" office:value-type="float" office:value="173181161" calcext:value-type="float">
            <text:p>173,181,161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8" office:value-type="string" calcext:value-type="string">
            <text:p>Costs</text:p>
          </table:table-cell>
          <table:table-cell table:style-name="ce110" office:value-type="string" calcext:value-type="string">
            <text:p>-</text:p>
          </table:table-cell>
          <table:table-cell table:style-name="ce110" office:value-type="float" office:value="-4480037" calcext:value-type="float">
            <text:p>-4,480,037</text:p>
          </table:table-cell>
          <table:table-cell table:style-name="ce110" table:formula="of:=SUM([.C94:.D94])" office:value-type="float" office:value="-4480037" calcext:value-type="float">
            <text:p>-4,480,037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8" office:value-type="string" calcext:value-type="string">
            <text:p>Total</text:p>
          </table:table-cell>
          <table:table-cell table:style-name="ce110" table:formula="of:=SUM([.C93:.C94])" office:value-type="float" office:value="7650133" calcext:value-type="float">
            <text:p>7,650,133</text:p>
          </table:table-cell>
          <table:table-cell table:style-name="ce110" table:formula="of:=SUM([.D93:.D94])" office:value-type="float" office:value="161050991" calcext:value-type="float">
            <text:p>161,050,991</text:p>
          </table:table-cell>
          <table:table-cell table:style-name="ce113" table:formula="of:=SUM([.E93:.E94])" office:value-type="float" office:value="168701124" calcext:value-type="float">
            <text:p>168,701,124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92"/>
          <table:table-cell table:style-name="ce108" table:number-columns-repeated="3"/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 office:value-type="float" office:value="2021" calcext:value-type="float">
            <text:p>2021</text:p>
          </table:table-cell>
          <table:table-cell table:style-name="ce85" office:value-type="date" office:date-value="2023-06-30" calcext:value-type="date">
            <text:p>June 30</text:p>
          </table:table-cell>
          <table:table-cell table:style-name="ce101" office:value-type="string" calcext:value-type="string">
            <text:p>RSED Total</text:p>
          </table:table-cell>
          <table:table-cell table:style-name="ce101" office:value-type="string" calcext:value-type="string">
            <text:p>LDC Total</text:p>
          </table:table-cell>
          <table:table-cell table:style-name="ce101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2" calcext:value-type="float">
            <text:p>2022</text:p>
          </table:table-cell>
          <table:table-cell table:style-name="ce102" office:value-type="float" office:value="2890204" calcext:value-type="float">
            <text:p>2,890,204</text:p>
          </table:table-cell>
          <table:table-cell table:style-name="ce102" office:value-type="float" office:value="5408669" calcext:value-type="float">
            <text:p>5,408,669</text:p>
          </table:table-cell>
          <table:table-cell table:style-name="ce102" table:formula="of:=SUM([.C98:.D98])" office:value-type="float" office:value="8298873" calcext:value-type="float">
            <text:p>8,298,873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3" calcext:value-type="float">
            <text:p>2023</text:p>
          </table:table-cell>
          <table:table-cell table:style-name="ce102" office:value-type="float" office:value="1548026" calcext:value-type="float">
            <text:p>1,548,026</text:p>
          </table:table-cell>
          <table:table-cell table:style-name="ce102" office:value-type="float" office:value="4028136" calcext:value-type="float">
            <text:p>4,028,136</text:p>
          </table:table-cell>
          <table:table-cell table:style-name="ce102" table:formula="of:=SUM([.C99:.D99])" office:value-type="float" office:value="5576162" calcext:value-type="float">
            <text:p>5,576,162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4" calcext:value-type="float">
            <text:p>2024</text:p>
          </table:table-cell>
          <table:table-cell table:style-name="ce102" office:value-type="float" office:value="1083731" calcext:value-type="float">
            <text:p>1,083,731</text:p>
          </table:table-cell>
          <table:table-cell table:style-name="ce102" office:value-type="float" office:value="3445507" calcext:value-type="float">
            <text:p>3,445,507</text:p>
          </table:table-cell>
          <table:table-cell table:style-name="ce102" table:formula="of:=SUM([.C100:.D100])" office:value-type="float" office:value="4529238" calcext:value-type="float">
            <text:p>4,529,238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5" calcext:value-type="float">
            <text:p>2025</text:p>
          </table:table-cell>
          <table:table-cell table:style-name="ce102" office:value-type="float" office:value="884892" calcext:value-type="float">
            <text:p>884,892</text:p>
          </table:table-cell>
          <table:table-cell table:style-name="ce102" office:value-type="float" office:value="3746812" calcext:value-type="float">
            <text:p>3,746,812</text:p>
          </table:table-cell>
          <table:table-cell table:style-name="ce102" table:formula="of:=SUM([.C101:.D101])" office:value-type="float" office:value="4631704" calcext:value-type="float">
            <text:p>4,631,704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6" calcext:value-type="float">
            <text:p>2026</text:p>
          </table:table-cell>
          <table:table-cell table:style-name="ce102" office:value-type="float" office:value="160989" calcext:value-type="float">
            <text:p>160,989</text:p>
          </table:table-cell>
          <table:table-cell table:style-name="ce102" office:value-type="float" office:value="4123391" calcext:value-type="float">
            <text:p>4,123,391</text:p>
          </table:table-cell>
          <table:table-cell table:style-name="ce102" table:formula="of:=SUM([.C102:.D102])" office:value-type="float" office:value="4284380" calcext:value-type="float">
            <text:p>4,284,38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string" calcext:value-type="string">
            <text:p>Thereafter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71184066" calcext:value-type="float">
            <text:p>171,184,066</text:p>
          </table:table-cell>
          <table:table-cell table:style-name="ce102" table:formula="of:=SUM([.C103:.D103])" office:value-type="float" office:value="171184066" calcext:value-type="float">
            <text:p>171,184,06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93" office:value-type="string" calcext:value-type="string">
            <text:p>Subtotal</text:p>
          </table:table-cell>
          <table:table-cell table:style-name="ce109" table:formula="of:=SUM([.C98:.C103])" office:value-type="float" office:value="6567842" calcext:value-type="float">
            <text:p>6,567,842</text:p>
          </table:table-cell>
          <table:table-cell table:style-name="ce109" table:formula="of:=SUM([.D98:.D103])" office:value-type="float" office:value="191936581" calcext:value-type="float">
            <text:p>191,936,581</text:p>
          </table:table-cell>
          <table:table-cell table:style-name="ce109" table:formula="of:=SUM([.E98:.E103])" office:value-type="float" office:value="198504423" calcext:value-type="float">
            <text:p>198,504,423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8" office:value-type="string" calcext:value-type="string">
            <text:p>Costs</text:p>
          </table:table-cell>
          <table:table-cell table:style-name="ce110" office:value-type="string" calcext:value-type="string">
            <text:p>-</text:p>
          </table:table-cell>
          <table:table-cell table:style-name="ce110" office:value-type="float" office:value="-2088378" calcext:value-type="float">
            <text:p>-2,088,378</text:p>
          </table:table-cell>
          <table:table-cell table:style-name="ce110" table:formula="of:=SUM([.C105:.D105])" office:value-type="float" office:value="-2088378" calcext:value-type="float">
            <text:p>-2,088,378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8" office:value-type="string" calcext:value-type="string">
            <text:p>Total</text:p>
          </table:table-cell>
          <table:table-cell table:style-name="ce110" table:formula="of:=SUM([.C104:.C105])" office:value-type="float" office:value="6567842" calcext:value-type="float">
            <text:p>6,567,842</text:p>
          </table:table-cell>
          <table:table-cell table:style-name="ce110" table:formula="of:=SUM([.D104:.D105])" office:value-type="float" office:value="189848203" calcext:value-type="float">
            <text:p>189,848,203</text:p>
          </table:table-cell>
          <table:table-cell table:style-name="ce113" table:formula="of:=SUM([.E104:.E105])" office:value-type="float" office:value="196416045" calcext:value-type="float">
            <text:p>196,416,045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92"/>
          <table:table-cell table:style-name="ce108" table:number-columns-repeated="3"/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 office:value-type="float" office:value="2022" calcext:value-type="float">
            <text:p>2022</text:p>
          </table:table-cell>
          <table:table-cell table:style-name="ce85" office:value-type="date" office:date-value="2023-06-30" calcext:value-type="date">
            <text:p>June 30</text:p>
          </table:table-cell>
          <table:table-cell table:style-name="ce101" office:value-type="string" calcext:value-type="string">
            <text:p>RSED Total</text:p>
          </table:table-cell>
          <table:table-cell table:style-name="ce101" office:value-type="string" calcext:value-type="string">
            <text:p>LDC Total</text:p>
          </table:table-cell>
          <table:table-cell table:style-name="ce101" office:value-type="string" calcext:value-type="string">
            <text:p>RSEA Total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3" calcext:value-type="float">
            <text:p>2023</text:p>
          </table:table-cell>
          <table:table-cell table:style-name="ce102" office:value-type="float" office:value="367408" calcext:value-type="float">
            <text:p>367,408</text:p>
          </table:table-cell>
          <table:table-cell table:style-name="ce102" office:value-type="float" office:value="4179462" calcext:value-type="float">
            <text:p>4,179,462</text:p>
          </table:table-cell>
          <table:table-cell table:style-name="ce102" table:formula="of:=SUM([.C109:.D109])" office:value-type="float" office:value="4546870" calcext:value-type="float">
            <text:p>4,546,87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4" calcext:value-type="float">
            <text:p>2024</text:p>
          </table:table-cell>
          <table:table-cell table:style-name="ce102" office:value-type="float" office:value="675198" calcext:value-type="float">
            <text:p>675,198</text:p>
          </table:table-cell>
          <table:table-cell table:style-name="ce102" office:value-type="float" office:value="7055507" calcext:value-type="float">
            <text:p>7,055,507</text:p>
          </table:table-cell>
          <table:table-cell table:style-name="ce102" table:formula="of:=SUM([.C110:.D110])" office:value-type="float" office:value="7730705" calcext:value-type="float">
            <text:p>7,730,705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5" calcext:value-type="float">
            <text:p>2025</text:p>
          </table:table-cell>
          <table:table-cell table:style-name="ce102" office:value-type="float" office:value="393029" calcext:value-type="float">
            <text:p>393,029</text:p>
          </table:table-cell>
          <table:table-cell table:style-name="ce102" office:value-type="float" office:value="4656812" calcext:value-type="float">
            <text:p>4,656,812</text:p>
          </table:table-cell>
          <table:table-cell table:style-name="ce102" table:formula="of:=SUM([.C111:.D111])" office:value-type="float" office:value="5049841" calcext:value-type="float">
            <text:p>5,049,841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6" calcext:value-type="float">
            <text:p>2026</text:p>
          </table:table-cell>
          <table:table-cell table:style-name="ce102" office:value-type="float" office:value="14661" calcext:value-type="float">
            <text:p>14,661</text:p>
          </table:table-cell>
          <table:table-cell table:style-name="ce102" office:value-type="float" office:value="5033392" calcext:value-type="float">
            <text:p>5,033,392</text:p>
          </table:table-cell>
          <table:table-cell table:style-name="ce102" table:formula="of:=SUM([.C112:.D112])" office:value-type="float" office:value="5048053" calcext:value-type="float">
            <text:p>5,048,053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float" office:value="2027" calcext:value-type="float">
            <text:p>2027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5235256" calcext:value-type="float">
            <text:p>5,235,256</text:p>
          </table:table-cell>
          <table:table-cell table:style-name="ce102" table:formula="of:=SUM([.C113:.D113])" office:value-type="float" office:value="5235256" calcext:value-type="float">
            <text:p>5,235,256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6" office:value-type="string" calcext:value-type="string">
            <text:p>Thereafter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58463810" calcext:value-type="float">
            <text:p>158,463,810</text:p>
          </table:table-cell>
          <table:table-cell table:style-name="ce102" table:formula="of:=SUM([.C114:.D114])" office:value-type="float" office:value="158463810" calcext:value-type="float">
            <text:p>158,463,810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93" office:value-type="string" calcext:value-type="string">
            <text:p>Subtotal</text:p>
          </table:table-cell>
          <table:table-cell table:style-name="ce109" table:formula="of:=SUM([.C109:.C114])" office:value-type="float" office:value="1450296" calcext:value-type="float">
            <text:p>1,450,296</text:p>
          </table:table-cell>
          <table:table-cell table:style-name="ce109" table:formula="of:=SUM([.D109:.D114])" office:value-type="float" office:value="184624239" calcext:value-type="float">
            <text:p>184,624,239</text:p>
          </table:table-cell>
          <table:table-cell table:style-name="ce109" table:formula="of:=SUM([.E109:.E114])" office:value-type="float" office:value="186074535" calcext:value-type="float">
            <text:p>186,074,535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8" office:value-type="string" calcext:value-type="string">
            <text:p>Costs</text:p>
          </table:table-cell>
          <table:table-cell table:style-name="ce110" office:value-type="string" calcext:value-type="string">
            <text:p>-</text:p>
          </table:table-cell>
          <table:table-cell table:style-name="ce110" office:value-type="float" office:value="476031" calcext:value-type="float">
            <text:p>476,031</text:p>
          </table:table-cell>
          <table:table-cell table:style-name="ce110" table:formula="of:=SUM([.C116:.D116])" office:value-type="float" office:value="476031" calcext:value-type="float">
            <text:p>476,031</text:p>
          </table:table-cell>
          <table:table-cell table:style-name="ce111" table:number-columns-repeated="21"/>
          <table:table-cell table:number-columns-repeated="998"/>
        </table:table-row>
        <table:table-row table:style-name="ro1">
          <table:table-cell table:style-name="ce72"/>
          <table:table-cell table:style-name="ce88" office:value-type="string" calcext:value-type="string">
            <text:p>Total</text:p>
          </table:table-cell>
          <table:table-cell table:style-name="ce110" table:formula="of:=SUM([.C115:.C116])" office:value-type="float" office:value="1450296" calcext:value-type="float">
            <text:p>1,450,296</text:p>
          </table:table-cell>
          <table:table-cell table:style-name="ce110" table:formula="of:=SUM([.D115:.D116])" office:value-type="float" office:value="185100270" calcext:value-type="float">
            <text:p>185,100,270</text:p>
          </table:table-cell>
          <table:table-cell table:style-name="ce113" table:formula="of:=SUM([.E115:.E116])" office:value-type="float" office:value="186550566" calcext:value-type="float">
            <text:p>186,550,566</text:p>
          </table:table-cell>
          <table:table-cell table:style-name="ce111" table:number-columns-repeated="21"/>
          <table:table-cell table:number-columns-repeated="998"/>
        </table:table-row>
        <table:table-row table:style-name="ro1" table:number-rows-repeated="929">
          <table:table-cell table:style-name="ce72"/>
          <table:table-cell table:style-name="ce80" table:number-columns-repeated="3"/>
          <table:table-cell table:style-name="ce111" table:number-columns-repeated="22"/>
          <table:table-cell table:number-columns-repeated="998"/>
        </table:table-row>
        <table:table-row table:style-name="ro7" table:number-rows-repeated="1047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leted data" table:style-name="ta3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29" office:value-type="string" calcext:value-type="string">
            <text:p>Dat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Principal Amount &amp; Significant Terms</text:p>
          </table:table-cell>
          <table:table-cell table:style-name="ce25" table:number-columns-repeated="3"/>
          <table:table-cell table:style-name="ce25" office:value-type="string" calcext:value-type="string">
            <text:p>Abbreviation</text:p>
          </table:table-cell>
          <table:table-cell table:style-name="ce25" office:value-type="string" calcext:value-type="string">
            <text:p>Defined</text:p>
          </table:table-cell>
          <table:table-cell table:style-name="ce25" office:value-type="string" calcext:value-type="string">
            <text:p>Lender &amp; Interest</text:p>
          </table:table-cell>
          <table:table-cell table:style-name="ce25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115" office:value-type="date" office:date-value="2009-02-01" calcext:value-type="date">
            <text:p>Feb 2009</text:p>
          </table:table-cell>
          <table:table-cell table:style-name="ce8" office:value-type="string" calcext:value-type="string">
            <text:p>Rocketship National</text:p>
          </table:table-cell>
          <table:table-cell table:style-name="ce116" office:value-type="string" calcext:value-type="string">
            <text:p>$2,300,000 ($2M to be forgiven if specified goals met)</text:p>
          </table:table-cell>
          <table:table-cell table:style-name="ce116" table:number-columns-repeated="3"/>
          <table:table-cell table:style-name="ce13" office:value-type="string" calcext:value-type="string">
            <text:p>RSN</text:p>
          </table:table-cell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Charter School Growth Fund @ 4.0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7"/>
          <table:table-cell table:style-name="ce8"/>
          <table:table-cell table:style-name="ce117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7"/>
          <table:table-cell table:style-name="ce8"/>
          <table:table-cell table:style-name="ce117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7"/>
          <table:table-cell table:style-name="ce8"/>
          <table:table-cell table:style-name="ce117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7"/>
          <table:table-cell table:style-name="ce8"/>
          <table:table-cell table:style-name="ce117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<text:span text:style-name="T2">Jul 2009: Walton Fund @ 4.0% due 01 Oct 2015 if goals not met.</text:span></text:p>
            <text:p><text:span text:style-name="T7">$500K converted into grant; $500K note payable </text:span><text:span text:style-name="T22">($500K unaccounted for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7"/>
          <table:table-cell table:style-name="ce8"/>
          <table:table-cell table:style-name="ce117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7"/>
          <table:table-cell table:style-name="ce8"/>
          <table:table-cell table:style-name="ce117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27">(not interest?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7"/>
          <table:table-cell table:style-name="ce8" office:value-type="string" calcext:value-type="string">
            <text:p>Mateo Sheedy</text:p>
          </table:table-cell>
          <table:table-cell table:style-name="ce117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3" office:value-type="string" calcext:value-type="string">
            <text:p>LLC2</text:p>
          </table:table-cell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7"/>
          <table:table-cell table:style-name="ce8"/>
          <table:table-cell table:style-name="ce117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3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14"/>
          <table:table-cell table:style-name="ce7"/>
          <table:table-cell table:style-name="ce8" office:value-type="string" calcext:value-type="string">
            <text:p>Sí Si Puede</text:p>
          </table:table-cell>
          <table:table-cell table:style-name="ce117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3" office:value-type="string" calcext:value-type="string">
            <text:p>LLC3</text:p>
          </table:table-cell>
          <table:table-cell table:style-name="ce8" office:value-type="string" calcext:value-type="string">
            <text:p>Consolidated Financials 2012, </text:p>
            <text:p>Note 6, p.17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5"/>
          <table:table-cell table:number-columns-repeated="996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number-style style:name="N129">
      <number:text>$</number:text>
      <number:number number:decimal-places="0" loext:min-decimal-places="0" number:min-integer-digits="1" number:grouping="true"/>
    </number:number-style>
    <number:date-style style:name="N130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asian="Linux Libertine G" style:font-family-asian="'Linux Libertine G'" style:font-family-generic-asian="system" style:font-pitch-asian="variable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9" meta:object-count="0"/>
    <meta:generator>LibreOfficeDev/6.0.5.2$Linux_X86_64 LibreOffice_project/</meta:generator>
  </office:meta>
</office:document-meta>
</file>